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0.019cm" table:align="left"/>
    </style:style>
    <style:style style:name="Table1.A" style:family="table-column">
      <style:table-column-properties style:column-width="2.134cm"/>
    </style:style>
    <style:style style:name="Table1.B" style:family="table-column">
      <style:table-column-properties style:column-width="4.196cm"/>
    </style:style>
    <style:style style:name="Table1.C" style:family="table-column">
      <style:table-column-properties style:column-width="3.688cm"/>
    </style:style>
    <style:style style:name="Table1.A1" style:family="table-cell">
      <style:table-cell-properties style:vertical-align="middle" fo:padding="0.049cm" fo:border="none"/>
    </style:style>
    <style:style style:name="Table2" style:family="table">
      <style:table-properties style:width="10.186cm" table:align="left"/>
    </style:style>
    <style:style style:name="Table2.A" style:family="table-column">
      <style:table-column-properties style:column-width="2.417cm"/>
    </style:style>
    <style:style style:name="Table2.B" style:family="table-column">
      <style:table-column-properties style:column-width="3.648cm"/>
    </style:style>
    <style:style style:name="Table2.C" style:family="table-column">
      <style:table-column-properties style:column-width="4.122cm"/>
    </style:style>
    <style:style style:name="Table2.A1" style:family="table-cell">
      <style:table-cell-properties style:vertical-align="middle" fo:padding="0.049cm" fo:border="none"/>
    </style:style>
    <style:style style:name="Table3" style:family="table">
      <style:table-properties style:width="12.123cm" table:align="left"/>
    </style:style>
    <style:style style:name="Table3.A" style:family="table-column">
      <style:table-column-properties style:column-width="2.233cm"/>
    </style:style>
    <style:style style:name="Table3.B" style:family="table-column">
      <style:table-column-properties style:column-width="4.392cm"/>
    </style:style>
    <style:style style:name="Table3.C" style:family="table-column">
      <style:table-column-properties style:column-width="5.498cm"/>
    </style:style>
    <style:style style:name="Table3.A1" style:family="table-cell">
      <style:table-cell-properties style:vertical-align="middle" fo:padding="0.049cm" fo:border="none"/>
    </style:style>
    <style:style style:name="P1" style:family="paragraph" style:parent-style-name="Heading_20_2">
      <style:paragraph-properties fo:text-align="start" style:justify-single-word="false"/>
      <style:text-properties fo:font-size="14pt" fo:font-weight="normal" officeooo:rsid="0003ee22" officeooo:paragraph-rsid="0003ee22" style:font-size-asian="14pt" style:font-weight-asian="normal" style:font-size-complex="14pt" style:font-weight-complex="normal"/>
    </style:style>
    <style:style style:name="P2" style:family="paragraph" style:parent-style-name="Heading_20_2">
      <style:paragraph-properties fo:text-align="start" style:justify-single-word="false"/>
      <style:text-properties fo:font-size="14pt" fo:font-weight="bold" officeooo:rsid="0003ee22" officeooo:paragraph-rsid="0003ee22" style:font-size-asian="14pt" style:font-weight-asian="bold" style:font-size-complex="14pt" style:font-weight-complex="bold"/>
    </style:style>
    <style:style style:name="P3" style:family="paragraph" style:parent-style-name="Horizontal_20_Line">
      <style:paragraph-properties fo:orphans="1"/>
    </style:style>
    <style:style style:name="P4" style:family="paragraph" style:parent-style-name="Standard">
      <style:paragraph-properties fo:text-align="center" style:justify-single-word="false"/>
      <style:text-properties fo:font-size="18pt" fo:font-weight="bold" officeooo:rsid="0003ee22" officeooo:paragraph-rsid="0003ee22" style:font-size-asian="15.75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officeooo:rsid="0003ee22" officeooo:paragraph-rsid="0003ee22"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4pt" fo:font-weight="bold" officeooo:rsid="0003ee22" officeooo:paragraph-rsid="0003ee22"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3ee22" officeooo:paragraph-rsid="000c15df"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03ee22" officeooo:paragraph-rsid="0003ee22"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normal" officeooo:rsid="0003ee22" officeooo:paragraph-rsid="0003ee22"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officeooo:paragraph-rsid="0003ee22"/>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2"/>
    <style:style style:name="P45" style:family="paragraph" style:parent-style-name="Text_20_body" style:list-style-name="L43"/>
    <style:style style:name="P46" style:family="paragraph" style:parent-style-name="Text_20_body" style:list-style-name="L44"/>
    <style:style style:name="P47" style:family="paragraph" style:parent-style-name="Text_20_body" style:list-style-name="L45"/>
    <style:style style:name="P48" style:family="paragraph" style:parent-style-name="Text_20_body" style:list-style-name="L46"/>
    <style:style style:name="P49" style:family="paragraph" style:parent-style-name="Text_20_body" style:list-style-name="L47"/>
    <style:style style:name="P50" style:family="paragraph" style:parent-style-name="Text_20_body" style:list-style-name="L48"/>
    <style:style style:name="P51" style:family="paragraph" style:parent-style-name="Text_20_body" style:list-style-name="L49"/>
    <style:style style:name="P52" style:family="paragraph" style:parent-style-name="Text_20_body" style:list-style-name="L50"/>
    <style:style style:name="P53" style:family="paragraph" style:parent-style-name="Text_20_body" style:list-style-name="L51"/>
    <style:style style:name="P54" style:family="paragraph" style:parent-style-name="Text_20_body" style:list-style-name="L52"/>
    <style:style style:name="P55" style:family="paragraph" style:parent-style-name="Text_20_body" style:list-style-name="L53"/>
    <style:style style:name="P56" style:family="paragraph" style:parent-style-name="Text_20_body" style:list-style-name="L54"/>
    <style:style style:name="P57" style:family="paragraph" style:parent-style-name="Text_20_body" style:list-style-name="L55"/>
    <style:style style:name="P58" style:family="paragraph" style:parent-style-name="Text_20_body" style:list-style-name="L56"/>
    <style:style style:name="P59" style:family="paragraph" style:parent-style-name="Text_20_body" style:list-style-name="L57"/>
    <style:style style:name="P60" style:family="paragraph" style:parent-style-name="Text_20_body" style:list-style-name="L58"/>
    <style:style style:name="P61" style:family="paragraph" style:parent-style-name="Text_20_body" style:list-style-name="L59"/>
    <style:style style:name="P62" style:family="paragraph" style:parent-style-name="Text_20_body" style:list-style-name="L60"/>
    <style:style style:name="P63" style:family="paragraph" style:parent-style-name="Text_20_body" style:list-style-name="L61"/>
    <style:style style:name="P64" style:family="paragraph" style:parent-style-name="Text_20_body" style:list-style-name="L62"/>
    <style:style style:name="P65" style:family="paragraph" style:parent-style-name="Text_20_body" style:list-style-name="L63"/>
    <style:style style:name="P66" style:family="paragraph" style:parent-style-name="Text_20_body" style:list-style-name="L64"/>
    <style:style style:name="P67" style:family="paragraph" style:parent-style-name="Text_20_body" style:list-style-name="L65"/>
    <style:style style:name="P68" style:family="paragraph" style:parent-style-name="Text_20_body" style:list-style-name="L66"/>
    <style:style style:name="P69" style:family="paragraph" style:parent-style-name="Text_20_body" style:list-style-name="L67"/>
    <style:style style:name="P70" style:family="paragraph" style:parent-style-name="Text_20_body" style:list-style-name="L68"/>
    <style:style style:name="P71" style:family="paragraph" style:parent-style-name="Text_20_body" style:list-style-name="L69"/>
    <style:style style:name="P72" style:family="paragraph" style:parent-style-name="Text_20_body" style:list-style-name="L70"/>
    <style:style style:name="P73" style:family="paragraph" style:parent-style-name="Text_20_body" style:list-style-name="L71"/>
    <style:style style:name="P74" style:family="paragraph" style:parent-style-name="Text_20_body" style:list-style-name="L72"/>
    <style:style style:name="P75" style:family="paragraph" style:parent-style-name="Text_20_body" style:list-style-name="L73"/>
    <style:style style:name="P76" style:family="paragraph" style:parent-style-name="Text_20_body" style:list-style-name="L74"/>
    <style:style style:name="P77" style:family="paragraph" style:parent-style-name="Text_20_body" style:list-style-name="L75"/>
    <style:style style:name="P78" style:family="paragraph" style:parent-style-name="Text_20_body" style:list-style-name="L76"/>
    <style:style style:name="P79" style:family="paragraph" style:parent-style-name="Text_20_body" style:list-style-name="L77"/>
    <style:style style:name="P80" style:family="paragraph" style:parent-style-name="Text_20_body" style:list-style-name="L78"/>
    <style:style style:name="P81" style:family="paragraph" style:parent-style-name="Text_20_body" style:list-style-name="L79"/>
    <style:style style:name="P82" style:family="paragraph" style:parent-style-name="Text_20_body" style:list-style-name="L80"/>
    <style:style style:name="P83" style:family="paragraph" style:parent-style-name="Text_20_body" style:list-style-name="L81"/>
    <style:style style:name="P84" style:family="paragraph" style:parent-style-name="Text_20_body" style:list-style-name="L82"/>
    <style:style style:name="P85" style:family="paragraph" style:parent-style-name="Text_20_body" style:list-style-name="L83"/>
    <style:style style:name="P86" style:family="paragraph" style:parent-style-name="Text_20_body" style:list-style-name="L84"/>
    <style:style style:name="P87" style:family="paragraph" style:parent-style-name="Text_20_body" style:list-style-name="L85"/>
    <style:style style:name="P88" style:family="paragraph" style:parent-style-name="Text_20_body" style:list-style-name="L86"/>
    <style:style style:name="P89" style:family="paragraph" style:parent-style-name="Text_20_body" style:list-style-name="L87"/>
    <style:style style:name="P90" style:family="paragraph" style:parent-style-name="Text_20_body" style:list-style-name="L88"/>
    <style:style style:name="P91" style:family="paragraph" style:parent-style-name="Text_20_body" style:list-style-name="L89"/>
    <style:style style:name="P92" style:family="paragraph" style:parent-style-name="Text_20_body" style:list-style-name="L90"/>
    <style:style style:name="P93" style:family="paragraph" style:parent-style-name="Text_20_body" style:list-style-name="L91"/>
    <style:style style:name="P94" style:family="paragraph" style:parent-style-name="Text_20_body" style:list-style-name="L92"/>
    <style:style style:name="P95" style:family="paragraph" style:parent-style-name="Text_20_body" style:list-style-name="L93"/>
    <style:style style:name="P96" style:family="paragraph" style:parent-style-name="Text_20_body" style:list-style-name="L94"/>
    <style:style style:name="P97" style:family="paragraph" style:parent-style-name="Text_20_body" style:list-style-name="L95"/>
    <style:style style:name="P98" style:family="paragraph" style:parent-style-name="Text_20_body" style:list-style-name="L96"/>
    <style:style style:name="P99" style:family="paragraph" style:parent-style-name="Text_20_body" style:list-style-name="L97"/>
    <style:style style:name="P100" style:family="paragraph" style:parent-style-name="Text_20_body" style:list-style-name="L98"/>
    <style:style style:name="P101" style:family="paragraph" style:parent-style-name="Text_20_body" style:list-style-name="L99"/>
    <style:style style:name="P102" style:family="paragraph" style:parent-style-name="Text_20_body" style:list-style-name="L100"/>
    <style:style style:name="P103" style:family="paragraph" style:parent-style-name="Text_20_body" style:list-style-name="L101"/>
    <style:style style:name="P104" style:family="paragraph" style:parent-style-name="Text_20_body" style:list-style-name="L102"/>
    <style:style style:name="P105" style:family="paragraph" style:parent-style-name="Text_20_body" style:list-style-name="L103"/>
    <style:style style:name="P106" style:family="paragraph" style:parent-style-name="Text_20_body" style:list-style-name="L104"/>
    <style:style style:name="P107" style:family="paragraph" style:parent-style-name="Text_20_body" style:list-style-name="L105"/>
    <style:style style:name="P108" style:family="paragraph" style:parent-style-name="Text_20_body" style:list-style-name="L106"/>
    <style:style style:name="P109" style:family="paragraph" style:parent-style-name="Text_20_body" style:list-style-name="L107"/>
    <style:style style:name="P110" style:family="paragraph" style:parent-style-name="Text_20_body">
      <style:paragraph-properties fo:orphans="1"/>
    </style:style>
    <style:style style:name="P111" style:family="paragraph" style:parent-style-name="Text_20_body">
      <style:paragraph-properties fo:text-align="start" style:justify-single-word="false"/>
      <style:text-properties fo:font-size="14pt" fo:font-weight="bold" officeooo:rsid="0003ee22" officeooo:paragraph-rsid="0003ee22"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officeooo:rsid="0004e77f"/>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inux Programing Self-Learning </text:p>
      <text:p text:style-name="P4"/>
      <text:p text:style-name="P4"/>
      <text:p text:style-name="P4">Topic: Linux Basics and Commands</text:p>
      <text:p text:style-name="P6"/>
      <text:p text:style-name="P6">2. Study Linux architecture conceptually to understand how user space and kernel space interact.</text:p>
      <text:p text:style-name="P6"/>
      <text:p text:style-name="P10"><text:span text:style-name="Strong_20_Emphasis">Linux Architecture: Interaction Between User Space and Kernel Space</text:span></text:p>
      <text:p text:style-name="Text_20_body">Linux follows a <text:span text:style-name="Strong_20_Emphasis">layered architecture</text:span> that separates the system into two main components: <text:span text:style-name="Strong_20_Emphasis">User Space</text:span> and <text:span text:style-name="Strong_20_Emphasis">Kernel Space</text:span>. This separation ensures security, stability, and efficient resource management.</text:p>
      <text:p text:style-name="Horizontal_20_Line"/>
      <text:h text:style-name="Heading_20_3" text:outline-level="3"><text:span text:style-name="Strong_20_Emphasis">1. User Space</text:span></text:h>
      <text:p text:style-name="Text_20_body">User space is the environment where <text:span text:style-name="Strong_20_Emphasis">application programs and user processes execute</text:span>. This includes:</text:p>
      <text:list xml:id="list3590778658" text:style-name="L1">
        <text:list-item>
          <text:p text:style-name="P11">Command-line interfaces (shells like Bash)</text:p>
        </text:list-item>
        <text:list-item>
          <text:p text:style-name="P11">Application software (Python programs, editors, browsers)</text:p>
        </text:list-item>
        <text:list-item>
          <text:p text:style-name="P11">System libraries</text:p>
        </text:list-item>
      </text:list>
      <text:p text:style-name="Text_20_body">Programs running in user space <text:span text:style-name="Strong_20_Emphasis">do not have direct access to hardware resources</text:span>. Instead, they rely on the kernel to perform operations such as file handling, memory allocation, and device communication.</text:p>
      <text:p text:style-name="Horizontal_20_Line"/>
      <text:h text:style-name="Heading_20_3" text:outline-level="3"><text:span text:style-name="Strong_20_Emphasis">2. Kernel Space</text:span></text:h>
      <text:p text:style-name="Text_20_body">Kernel space is the <text:span text:style-name="Strong_20_Emphasis">core part of the Linux operating system</text:span>. It operates in a privileged mode and has <text:span text:style-name="Strong_20_Emphasis">complete control over system hardware</text:span>. The kernel is responsible for:</text:p>
      <text:list xml:id="list445263370" text:style-name="L2">
        <text:list-item>
          <text:p text:style-name="P12"><text:span text:style-name="Strong_20_Emphasis">Process management</text:span> (creation, scheduling, termination)</text:p>
        </text:list-item>
        <text:list-item>
          <text:p text:style-name="P12"><text:span text:style-name="Strong_20_Emphasis">Memory management</text:span> (allocation and deallocation)</text:p>
        </text:list-item>
        <text:list-item>
          <text:p text:style-name="P12"><text:span text:style-name="Strong_20_Emphasis">File system management</text:span></text:p>
        </text:list-item>
        <text:list-item>
          <text:p text:style-name="P12"><text:span text:style-name="Strong_20_Emphasis">Device drivers</text:span> (interaction with hardware devices)</text:p>
        </text:list-item>
        <text:list-item>
          <text:p text:style-name="P12"><text:span text:style-name="Strong_20_Emphasis">System security and access control</text:span></text:p>
        </text:list-item>
      </text:list>
      <text:p text:style-name="Horizontal_20_Line"/>
      <text:h text:style-name="Heading_20_3" text:outline-level="3"><text:span text:style-name="Strong_20_Emphasis">3. Interaction Between User Space and Kernel Space</text:span></text:h>
      <text:p text:style-name="Text_20_body">The interaction between user space and kernel space is carried out through <text:span text:style-name="Strong_20_Emphasis">system calls</text:span>.</text:p>
      <text:p text:style-name="Text_20_body"><text:soft-page-break/>A <text:span text:style-name="Strong_20_Emphasis">system call</text:span> is a controlled interface that allows a user program to request services from the kernel. Since direct access to hardware is restricted, all critical operations must pass through the kernel.</text:p>
      <text:h text:style-name="Heading_20_4" text:outline-level="4"><text:span text:style-name="Strong_20_Emphasis">Working Mechanism:</text:span></text:h>
      <text:list xml:id="list2519163686" text:style-name="L3">
        <text:list-item>
          <text:p text:style-name="P13">A user application initiates a request (e.g., reading a file).</text:p>
        </text:list-item>
        <text:list-item>
          <text:p text:style-name="P13">The request is translated into a system call (e.g., <text:span text:style-name="Source_20_Text">read()</text:span>).</text:p>
        </text:list-item>
        <text:list-item>
          <text:p text:style-name="P13">The system call transfers control from <text:span text:style-name="Strong_20_Emphasis">user space to kernel space</text:span>.</text:p>
        </text:list-item>
        <text:list-item>
          <text:p text:style-name="P13">The kernel processes the request:</text:p>
          <text:list>
            <text:list-item>
              <text:p text:style-name="P13">Verifies permissions</text:p>
            </text:list-item>
            <text:list-item>
              <text:p text:style-name="P13">Interacts with the required hardware via device drivers</text:p>
            </text:list-item>
          </text:list>
        </text:list-item>
        <text:list-item>
          <text:p text:style-name="P13">The result is returned to the user application.</text:p>
        </text:list-item>
      </text:list>
      <text:p text:style-name="Text_20_body">This process involves a <text:span text:style-name="Strong_20_Emphasis">mode switch</text:span> (from user mode to kernel mode and back), ensuring controlled and secure execution.</text:p>
      <text:p text:style-name="Horizontal_20_Line"/>
      <text:h text:style-name="Heading_20_3" text:outline-level="3"><text:span text:style-name="Strong_20_Emphasis">4. Importance of Separation</text:span></text:h>
      <text:p text:style-name="Text_20_body">The distinction between user space and kernel space is essential for the following reasons:</text:p>
      <text:list xml:id="list3108564560" text:style-name="L4">
        <text:list-item>
          <text:p text:style-name="P14"><text:span text:style-name="Strong_20_Emphasis">Security:</text:span> Prevents unauthorized access to hardware and critical system resources.</text:p>
        </text:list-item>
        <text:list-item>
          <text:p text:style-name="P14"><text:span text:style-name="Strong_20_Emphasis">Stability:</text:span> Failures in user applications do not crash the entire system.</text:p>
        </text:list-item>
        <text:list-item>
          <text:p text:style-name="P14"><text:span text:style-name="Strong_20_Emphasis">Abstraction:</text:span> Simplifies hardware interaction for application developers.</text:p>
        </text:list-item>
        <text:list-item>
          <text:p text:style-name="P14"><text:span text:style-name="Strong_20_Emphasis">Resource Management:</text:span> Kernel efficiently manages CPU, memory, and I/O operations.</text:p>
        </text:list-item>
      </text:list>
      <text:p text:style-name="Horizontal_20_Line"/>
      <text:h text:style-name="Heading_20_3" text:outline-level="3"><text:span text:style-name="Strong_20_Emphasis">5. Conceptual Representation</text:span></text:h>
      <text:section text:style-name="Sect1" text:name="code-block-viewer">
        <text:p text:style-name="Preformatted_20_Text">User Space</text:p>
        <text:p text:style-name="Preformatted_20_Text"><text:s/>- Applications</text:p>
        <text:p text:style-name="Preformatted_20_Text"><text:s/>- Shell</text:p>
        <text:p text:style-name="Preformatted_20_Text"><text:s/>- Libraries</text:p>
        <text:p text:style-name="Preformatted_20_Text"><text:s text:c="8"/>↓ (System Calls)</text:p>
        <text:p text:style-name="Preformatted_20_Text">Kernel Space</text:p>
        <text:p text:style-name="Preformatted_20_Text"><text:s/>- Process Management</text:p>
        <text:p text:style-name="Preformatted_20_Text"><text:s/>- Memory Management</text:p>
        <text:p text:style-name="Preformatted_20_Text"><text:s/>- File System</text:p>
        <text:p text:style-name="Preformatted_20_Text"><text:s/>- Device Drivers</text:p>
        <text:p text:style-name="Preformatted_20_Text"><text:s text:c="8"/>↓</text:p>
        <text:p text:style-name="Preformatted_20_Text">Hardware</text:p>
      </text:section>
      <text:p text:style-name="Horizontal_20_Line"/>
      <text:h text:style-name="Heading_20_3" text:outline-level="3"><text:span text:style-name="Strong_20_Emphasis">Conclusion</text:span></text:h>
      <text:p text:style-name="Text_20_body">In Linux architecture, the kernel acts as an <text:span text:style-name="Strong_20_Emphasis">intermediary between user applications and hardware</text:span>. The use of system calls ensures that all interactions are performed in a <text:span text:style-name="Strong_20_Emphasis">secure, controlled, and efficient manner</text:span>, making the operating system robust and reliable.</text:p>
      <text:p text:style-name="P6"><text:soft-page-break/><text:span text:style-name="T1"/></text:p>
      <text:p text:style-name="P6">3. Observe and Document how installation choices (server vs desktop, services</text:p>
      <text:p text:style-name="P6">enabled) impact system behavior</text:p>
      <text:h text:style-name="P1" text:outline-level="2"><text:span text:style-name="Strong_20_Emphasis">Introduction</text:span></text:h>
      <text:p text:style-name="Text_20_body">During Linux installation, users can choose between different system types such as <text:span text:style-name="Strong_20_Emphasis">server</text:span> or <text:span text:style-name="Strong_20_Emphasis">desktop</text:span>, and select which services to enable. These choices significantly affect the system’s performance, resource usage, and overall behavior.</text:p>
      <text:p text:style-name="Horizontal_20_Line"/>
      <text:h text:style-name="Heading_20_3" text:outline-level="3"><text:span text:style-name="Strong_20_Emphasis">1. Server Installation</text:span></text:h>
      <text:p text:style-name="Text_20_body">A server installation is designed for <text:span text:style-name="Strong_20_Emphasis">performance, stability, and minimal resource usage</text:span>.</text:p>
      <text:h text:style-name="Heading_20_4" text:outline-level="4"><text:span text:style-name="Strong_20_Emphasis">Characteristics:</text:span></text:h>
      <text:list xml:id="list1708826754" text:style-name="L5">
        <text:list-item>
          <text:p text:style-name="P15">No graphical user interface (GUI)</text:p>
        </text:list-item>
        <text:list-item>
          <text:p text:style-name="P15">Lower CPU and memory consumption</text:p>
        </text:list-item>
        <text:list-item>
          <text:p text:style-name="P15">Only essential services are installed</text:p>
        </text:list-item>
        <text:list-item>
          <text:p text:style-name="P15">Optimized for handling network requests and multiple users</text:p>
        </text:list-item>
      </text:list>
      <text:h text:style-name="Heading_20_4" text:outline-level="4"><text:span text:style-name="Strong_20_Emphasis">Impact on System Behavior:</text:span></text:h>
      <text:list xml:id="list3681989474" text:style-name="L6">
        <text:list-item>
          <text:p text:style-name="P16">Faster performance due to fewer background processes</text:p>
        </text:list-item>
        <text:list-item>
          <text:p text:style-name="P16">Improved security (fewer attack surfaces)</text:p>
        </text:list-item>
        <text:list-item>
          <text:p text:style-name="P16">Suitable for hosting applications, databases, and web servers</text:p>
        </text:list-item>
      </text:list>
      <text:p text:style-name="Horizontal_20_Line"/>
      <text:h text:style-name="Heading_20_3" text:outline-level="3"><text:span text:style-name="Strong_20_Emphasis">2. Desktop Installation</text:span></text:h>
      <text:p text:style-name="Text_20_body">A desktop installation is designed for <text:span text:style-name="Strong_20_Emphasis">user interaction and ease of use</text:span>.</text:p>
      <text:h text:style-name="Heading_20_4" text:outline-level="4"><text:span text:style-name="Strong_20_Emphasis">Characteristics:</text:span></text:h>
      <text:list xml:id="list571502159" text:style-name="L7">
        <text:list-item>
          <text:p text:style-name="P17">Includes GUI (e.g., GNOME, KDE)</text:p>
        </text:list-item>
        <text:list-item>
          <text:p text:style-name="P17">Pre-installed applications (browser, media tools)</text:p>
        </text:list-item>
        <text:list-item>
          <text:p text:style-name="P17">Higher resource consumption</text:p>
        </text:list-item>
      </text:list>
      <text:h text:style-name="Heading_20_4" text:outline-level="4"><text:span text:style-name="Strong_20_Emphasis">Impact on System Behavior:</text:span></text:h>
      <text:list xml:id="list1824217817" text:style-name="L8">
        <text:list-item>
          <text:p text:style-name="P18">More user-friendly interface</text:p>
        </text:list-item>
        <text:list-item>
          <text:p text:style-name="P18">Increased memory and CPU usage</text:p>
        </text:list-item>
        <text:list-item>
          <text:p text:style-name="P18">Suitable for personal use and development environments</text:p>
        </text:list-item>
      </text:list>
      <text:p text:style-name="Horizontal_20_Line"/>
      <text:h text:style-name="Heading_20_3" text:outline-level="3"><text:soft-page-break/><text:span text:style-name="Strong_20_Emphasis">3. Role of Enabled Services</text:span></text:h>
      <text:p text:style-name="Text_20_body">Services are background processes (daemons) such as:</text:p>
      <text:list xml:id="list1737413956" text:style-name="L9">
        <text:list-item>
          <text:p text:style-name="P19">Web servers</text:p>
        </text:list-item>
        <text:list-item>
          <text:p text:style-name="P19">Database servers</text:p>
        </text:list-item>
        <text:list-item>
          <text:p text:style-name="P19">SSH services</text:p>
        </text:list-item>
      </text:list>
      <text:h text:style-name="Heading_20_4" text:outline-level="4"><text:span text:style-name="Strong_20_Emphasis">Impact of Enabling Services:</text:span></text:h>
      <text:list xml:id="list4022714330" text:style-name="L10">
        <text:list-item>
          <text:p text:style-name="P20"><text:span text:style-name="Strong_20_Emphasis">Performance:</text:span></text:p>
          <text:list>
            <text:list-item>
              <text:p text:style-name="P20">More services → higher resource usage</text:p>
            </text:list-item>
            <text:list-item>
              <text:p text:style-name="P20">Fewer services → better performance</text:p>
            </text:list-item>
          </text:list>
        </text:list-item>
        <text:list-item>
          <text:p text:style-name="P20"><text:span text:style-name="Strong_20_Emphasis">Security:</text:span></text:p>
          <text:list>
            <text:list-item>
              <text:p text:style-name="P20">Unnecessary services increase vulnerability</text:p>
            </text:list-item>
            <text:list-item>
              <text:p text:style-name="P20">Minimal services improve system security</text:p>
            </text:list-item>
          </text:list>
        </text:list-item>
        <text:list-item>
          <text:p text:style-name="P20"><text:span text:style-name="Strong_20_Emphasis">Boot Time:</text:span></text:p>
          <text:list>
            <text:list-item>
              <text:p text:style-name="P20">More services → longer startup time</text:p>
            </text:list-item>
            <text:list-item>
              <text:p text:style-name="P20">Fewer services → faster boot</text:p>
            </text:list-item>
          </text:list>
        </text:list-item>
      </text:list>
      <text:p text:style-name="Horizontal_20_Line"/>
      <text:h text:style-name="Heading_20_3" text:outline-level="3"><text:span text:style-name="Strong_20_Emphasis">Conclusion</text:span></text:h>
      <text:p text:style-name="Text_20_body">Installation choices directly influence system efficiency and security. A <text:span text:style-name="Strong_20_Emphasis">server setup</text:span> is optimized for performance and minimalism, while a <text:span text:style-name="Strong_20_Emphasis">desktop setup</text:span> prioritizes usability. Careful selection of services ensures optimal system behavior.</text:p>
      <text:p text:style-name="P9"/>
      <text:p text:style-name="P6"/>
      <text:p text:style-name="P6">4.Practice reading manual pages to develop command-line self-reliance rather than memorization</text:p>
      <text:p text:style-name="P6"/>
      <text:h text:style-name="P2" text:outline-level="2"><text:span text:style-name="Strong_20_Emphasis">Introduction</text:span></text:h>
      <text:p text:style-name="Text_20_body">Manual pages (man pages) are built-in documentation in Linux that provide detailed information about commands, their usage, and available options. Practicing reading these pages helps users become self-reliant instead of depending on memorization.</text:p>
      <text:p text:style-name="Horizontal_20_Line"/>
      <text:h text:style-name="Heading_20_3" text:outline-level="3"><text:span text:style-name="Strong_20_Emphasis">1. What are Manual Pages?</text:span></text:h>
      <text:p text:style-name="Text_20_body">Manual pages can be accessed using the <text:span text:style-name="Source_20_Text">man</text:span> command.</text:p>
      <text:p text:style-name="Text_20_body">Example:</text:p>
      <text:section text:style-name="Sect1" text:name="Section1">
        <text:p text:style-name="Preformatted_20_Text"><text:bookmark text:name="code-block-viewer"/>man ls</text:p>
      </text:section>
      <text:p text:style-name="Text_20_body"><text:soft-page-break/>They contain:</text:p>
      <text:list xml:id="list3445654861" text:style-name="L11">
        <text:list-item>
          <text:p text:style-name="P21">Command description</text:p>
        </text:list-item>
        <text:list-item>
          <text:p text:style-name="P21">Syntax and options</text:p>
        </text:list-item>
        <text:list-item>
          <text:p text:style-name="P21">Examples</text:p>
        </text:list-item>
        <text:list-item>
          <text:p text:style-name="P21">Related commands</text:p>
        </text:list-item>
      </text:list>
      <text:p text:style-name="Horizontal_20_Line"/>
      <text:h text:style-name="Heading_20_3" text:outline-level="3"><text:span text:style-name="Strong_20_Emphasis">2. Benefits of Using Manual Pages</text:span></text:h>
      <text:h text:style-name="Heading_20_4" text:outline-level="4"><text:span text:style-name="Strong_20_Emphasis">a. Promotes Self-Learning</text:span></text:h>
      <text:list xml:id="list3889076019" text:style-name="L12">
        <text:list-item>
          <text:p text:style-name="P22">Users can explore commands independently</text:p>
        </text:list-item>
        <text:list-item>
          <text:p text:style-name="P22">Reduces dependency on external help</text:p>
        </text:list-item>
      </text:list>
      <text:h text:style-name="Heading_20_4" text:outline-level="4"><text:span text:style-name="Strong_20_Emphasis">b. Avoids Memorization</text:span></text:h>
      <text:list xml:id="list3413372140" text:style-name="L13">
        <text:list-item>
          <text:p text:style-name="P23">No need to remember all command options</text:p>
        </text:list-item>
        <text:list-item>
          <text:p text:style-name="P23">Users can quickly look up required information</text:p>
        </text:list-item>
      </text:list>
      <text:h text:style-name="Heading_20_4" text:outline-level="4"><text:span text:style-name="Strong_20_Emphasis">c. Improves Command-Line Skills</text:span></text:h>
      <text:list xml:id="list2300125896" text:style-name="L14">
        <text:list-item>
          <text:p text:style-name="P24">Encourages deeper understanding of commands</text:p>
        </text:list-item>
        <text:list-item>
          <text:p text:style-name="P24">Helps in learning advanced usage</text:p>
        </text:list-item>
      </text:list>
      <text:h text:style-name="Heading_20_4" text:outline-level="4"><text:span text:style-name="Strong_20_Emphasis">d. Provides Accurate Information</text:span></text:h>
      <text:list xml:id="list96041138" text:style-name="L15">
        <text:list-item>
          <text:p text:style-name="P25">Official and reliable documentation</text:p>
        </text:list-item>
        <text:list-item>
          <text:p text:style-name="P25">Always matches the installed version of the command</text:p>
        </text:list-item>
      </text:list>
      <text:p text:style-name="Horizontal_20_Line"/>
      <text:h text:style-name="Heading_20_3" text:outline-level="3"><text:span text:style-name="Strong_20_Emphasis">3. Practical Usage Strategy</text:span></text:h>
      <text:list xml:id="list1331534154" text:style-name="L16">
        <text:list-item>
          <text:p text:style-name="P26">Use <text:span text:style-name="Source_20_Text">man &lt;command&gt;</text:span> whenever unsure</text:p>
        </text:list-item>
        <text:list-item>
          <text:p text:style-name="P26">Use <text:span text:style-name="Source_20_Text">/keyword</text:span> to search inside manual pages</text:p>
        </text:list-item>
        <text:list-item>
          <text:p text:style-name="P26">Use <text:span text:style-name="Source_20_Text">q</text:span> to exit</text:p>
        </text:list-item>
      </text:list>
      <text:p text:style-name="Horizontal_20_Line"/>
      <text:h text:style-name="Heading_20_3" text:outline-level="3"><text:span text:style-name="Strong_20_Emphasis">Conclusion</text:span></text:h>
      <text:p text:style-name="Text_20_body">Reading manual pages is an essential skill for Linux users. It builds <text:span text:style-name="Strong_20_Emphasis">command-line confidence, independence, and problem-solving ability</text:span>, making users more efficient and less reliant on memorization.</text:p>
      <text:p text:style-name="P6"/>
      <text:p text:style-name="P6"/>
      <text:p text:style-name="P6"/>
      <text:p text:style-name="P5"><text:soft-page-break/>Topic: Linux Security and File Permissions</text:p>
      <text:p text:style-name="P5"/>
      <text:p text:style-name="P6"/>
      <text:p text:style-name="P6">2. Study real-world scenarios where ACLs are preferred over traditional permissions</text:p>
      <text:p text:style-name="P6"/>
      <text:h text:style-name="P2" text:outline-level="2"><text:span text:style-name="Strong_20_Emphasis">Introduction</text:span></text:h>
      <text:p text:style-name="Text_20_body">In Linux systems, traditional file permissions follow a basic model based on <text:span text:style-name="Strong_20_Emphasis">owner, group, and others</text:span>. While this model is simple and effective for basic access control, it lacks flexibility in complex environments.<text:line-break/><text:span text:style-name="Strong_20_Emphasis">Access Control Lists (ACLs)</text:span> provide an advanced mechanism that allows more precise and customizable permission management.</text:p>
      <text:p text:style-name="Horizontal_20_Line"/>
      <text:h text:style-name="Heading_20_3" text:outline-level="3"><text:span text:style-name="Strong_20_Emphasis">1. Limitations of Traditional Permissions</text:span></text:h>
      <text:p text:style-name="Text_20_body">Traditional permissions have the following constraints:</text:p>
      <text:list xml:id="list3096620943" text:style-name="L25">
        <text:list-item>
          <text:p text:style-name="P27">Only one user can be assigned as the owner</text:p>
        </text:list-item>
        <text:list-item>
          <text:p text:style-name="P27">Only one group can be associated with a file</text:p>
        </text:list-item>
        <text:list-item>
          <text:p text:style-name="P27">All users within a category (group or others) have identical permissions</text:p>
        </text:list-item>
      </text:list>
      <text:p text:style-name="Text_20_body">These limitations make it difficult to manage access in environments where multiple users require different levels of permissions.</text:p>
      <text:p text:style-name="Horizontal_20_Line"/>
      <text:h text:style-name="Heading_20_3" text:outline-level="3"><text:span text:style-name="Strong_20_Emphasis">2. Concept of ACLs</text:span></text:h>
      <text:p text:style-name="Text_20_body">ACLs extend the traditional permission model by allowing:</text:p>
      <text:list xml:id="list2496959650" text:style-name="L26">
        <text:list-item>
          <text:p text:style-name="P28">Multiple users to be assigned specific permissions</text:p>
        </text:list-item>
        <text:list-item>
          <text:p text:style-name="P28">Multiple groups to have different access rights</text:p>
        </text:list-item>
        <text:list-item>
          <text:p text:style-name="P28">Fine-grained control over file and directory access</text:p>
        </text:list-item>
      </text:list>
      <text:p text:style-name="Horizontal_20_Line"/>
      <text:h text:style-name="Heading_20_3" text:outline-level="3"><text:span text:style-name="Strong_20_Emphasis">3. Real-World Scenarios</text:span></text:h>
      <text:h text:style-name="Heading_20_4" text:outline-level="4"><text:span text:style-name="Strong_20_Emphasis">a. Collaborative Project Work</text:span></text:h>
      <text:p text:style-name="Text_20_body">In a development team:</text:p>
      <text:list xml:id="list3320656720" text:style-name="L27">
        <text:list-item>
          <text:p text:style-name="P29">One user may require read and write access</text:p>
        </text:list-item>
        <text:list-item>
          <text:p text:style-name="P29">Another user may require only read access</text:p>
        </text:list-item>
        <text:list-item>
          <text:p text:style-name="P29">A project lead may require full control</text:p>
        </text:list-item>
      </text:list>
      <text:p text:style-name="Text_20_body"><text:soft-page-break/>Using traditional permissions, this setup is not feasible without creating multiple groups. ACLs allow assigning individual permissions directly to each user.</text:p>
      <text:p text:style-name="Horizontal_20_Line"/>
      <text:h text:style-name="Heading_20_4" text:outline-level="4"><text:span text:style-name="Strong_20_Emphasis">b. Organizational File Sharing</text:span></text:h>
      <text:p text:style-name="Text_20_body">In a company:</text:p>
      <text:list xml:id="list3391825236" text:style-name="L28">
        <text:list-item>
          <text:p text:style-name="P30">The HR department requires access to employee records</text:p>
        </text:list-item>
        <text:list-item>
          <text:p text:style-name="P30">The finance department requires access to salary-related data</text:p>
        </text:list-item>
        <text:list-item>
          <text:p text:style-name="P30">The administrator requires full access</text:p>
        </text:list-item>
      </text:list>
      <text:p text:style-name="Text_20_body">ACLs allow managing access for different departments without changing file ownership or restructuring groups.</text:p>
      <text:p text:style-name="Horizontal_20_Line"/>
      <text:h text:style-name="Heading_20_4" text:outline-level="4"><text:span text:style-name="Strong_20_Emphasis">c. Educational and Laboratory Systems</text:span></text:h>
      <text:p text:style-name="Text_20_body">In academic environments:</text:p>
      <text:list xml:id="list468447978" text:style-name="L29">
        <text:list-item>
          <text:p text:style-name="P31">Students may need read access to study materials</text:p>
        </text:list-item>
        <text:list-item>
          <text:p text:style-name="P31">Faculty may need write and modify access</text:p>
        </text:list-item>
        <text:list-item>
          <text:p text:style-name="P31">Lab administrators may require full control</text:p>
        </text:list-item>
      </text:list>
      <text:p text:style-name="Text_20_body">ACLs simplify permission management by assigning roles without modifying base ownership.</text:p>
      <text:p text:style-name="Horizontal_20_Line"/>
      <text:h text:style-name="Heading_20_4" text:outline-level="4"><text:span text:style-name="Strong_20_Emphasis">d. Backup and System Maintenance</text:span></text:h>
      <text:p text:style-name="Text_20_body">Backup processes may require read access to multiple files across the system, while administrators require full control. ACLs allow granting such permissions without affecting existing ownership settings.</text:p>
      <text:p text:style-name="Horizontal_20_Line"/>
      <text:h text:style-name="Heading_20_4" text:outline-level="4"><text:span text:style-name="Strong_20_Emphasis">e. Web Server Management</text:span></text:h>
      <text:p text:style-name="Text_20_body">In web server environments:</text:p>
      <text:list xml:id="list3845128044" text:style-name="L30">
        <text:list-item>
          <text:p text:style-name="P32">The web server requires read access to files</text:p>
        </text:list-item>
        <text:list-item>
          <text:p text:style-name="P32">Developers require write access for updates</text:p>
        </text:list-item>
        <text:list-item>
          <text:p text:style-name="P32">Other users should not have access</text:p>
        </text:list-item>
      </text:list>
      <text:p text:style-name="Text_20_body">ACLs ensure proper separation of access while maintaining system security.</text:p>
      <text:p text:style-name="Horizontal_20_Line"/>
      <text:h text:style-name="Heading_20_3" text:outline-level="3"><text:span text:style-name="Strong_20_Emphasis">4. Advantages of ACLs</text:span></text:h>
      <text:list xml:id="list862727535" text:style-name="L31">
        <text:list-item>
          <text:p text:style-name="P33">Provides fine-grained access control</text:p>
        </text:list-item>
        <text:list-item>
          <text:p text:style-name="P33">Offers greater flexibility than traditional permissions</text:p>
        </text:list-item>
        <text:list-item>
          <text:p text:style-name="P33"><text:soft-page-break/>Reduces the need for frequent ownership changes</text:p>
        </text:list-item>
        <text:list-item>
          <text:p text:style-name="P33">Improves security and manageability</text:p>
        </text:list-item>
      </text:list>
      <text:p text:style-name="Horizontal_20_Line"/>
      <text:h text:style-name="Heading_20_3" text:outline-level="3"><text:span text:style-name="Strong_20_Emphasis">Conclusion</text:span></text:h>
      <text:p text:style-name="Text_20_body">ACLs are essential in real-world scenarios where multiple users and groups require different levels of access to shared resources. They enhance the traditional permission model by providing flexibility, scalability, and better control over system security.</text:p>
      <text:p text:style-name="P6"/>
      <text:p text:style-name="P6"/>
      <text:p text:style-name="P6">3. Explore why text editors like vi remain critical for server administration</text:p>
      <text:p text:style-name="P6"/>
      <text:h text:style-name="P2" text:outline-level="2"><text:span text:style-name="Strong_20_Emphasis">Introduction</text:span></text:h>
      <text:p text:style-name="Text_20_body">Text editors are essential tools in Linux systems, especially for server administration. Among them, <text:span text:style-name="Strong_20_Emphasis">vi editor</text:span> remains one of the most widely used editors due to its efficiency, availability, and suitability for command-line environments.</text:p>
      <text:p text:style-name="Horizontal_20_Line"/>
      <text:h text:style-name="Heading_20_3" text:outline-level="3"><text:span text:style-name="Strong_20_Emphasis">1. Availability in All Linux Systems</text:span></text:h>
      <text:p text:style-name="Text_20_body">The <text:span text:style-name="Strong_20_Emphasis">vi editor</text:span> is pre-installed on almost all Linux distributions.</text:p>
      <text:h text:style-name="Heading_20_4" text:outline-level="4"><text:span text:style-name="Strong_20_Emphasis">Impact:</text:span></text:h>
      <text:list xml:id="list841100431" text:style-name="L32">
        <text:list-item>
          <text:p text:style-name="P34">Administrators can access and edit files without installing additional software</text:p>
        </text:list-item>
        <text:list-item>
          <text:p text:style-name="P34">Useful in minimal or recovery environments where only basic tools are available</text:p>
        </text:list-item>
      </text:list>
      <text:p text:style-name="Horizontal_20_Line"/>
      <text:h text:style-name="Heading_20_3" text:outline-level="3"><text:span text:style-name="Strong_20_Emphasis">2. Works Without Graphical Interface</text:span></text:h>
      <text:p text:style-name="Text_20_body">Servers typically operate without a Graphical User Interface (GUI) to save resources.</text:p>
      <text:h text:style-name="Heading_20_4" text:outline-level="4"><text:span text:style-name="Strong_20_Emphasis">Impact:</text:span></text:h>
      <text:list xml:id="list1584698804" text:style-name="L33">
        <text:list-item>
          <text:p text:style-name="P35">vi works entirely in the command-line interface (CLI)</text:p>
        </text:list-item>
        <text:list-item>
          <text:p text:style-name="P35">Enables file editing over remote connections such as SSH</text:p>
        </text:list-item>
        <text:list-item>
          <text:p text:style-name="P35">Suitable for headless server environments</text:p>
        </text:list-item>
      </text:list>
      <text:p text:style-name="Horizontal_20_Line"/>
      <text:h text:style-name="Heading_20_3" text:outline-level="3"><text:span text:style-name="Strong_20_Emphasis">3. Efficient and Lightweight</text:span></text:h>
      <text:p text:style-name="Text_20_body">vi consumes very minimal system resources.</text:p>
      <text:h text:style-name="Heading_20_4" text:outline-level="4"><text:span text:style-name="Strong_20_Emphasis">Impact:</text:span></text:h>
      <text:list xml:id="list516603000" text:style-name="L34">
        <text:list-item>
          <text:p text:style-name="P36">Ideal for servers where performance is critical</text:p>
        </text:list-item>
        <text:list-item>
          <text:p text:style-name="P36"><text:soft-page-break/>Does not affect system load significantly</text:p>
        </text:list-item>
        <text:list-item>
          <text:p text:style-name="P36">Fast and responsive even on low-resource systems</text:p>
        </text:list-item>
      </text:list>
      <text:p text:style-name="Horizontal_20_Line"/>
      <text:h text:style-name="Heading_20_3" text:outline-level="3"><text:span text:style-name="Strong_20_Emphasis">4. Powerful Editing Capabilities</text:span></text:h>
      <text:p text:style-name="Text_20_body">vi provides advanced features such as:</text:p>
      <text:list xml:id="list573343220" text:style-name="L35">
        <text:list-item>
          <text:p text:style-name="P37">Search and replace</text:p>
        </text:list-item>
        <text:list-item>
          <text:p text:style-name="P37">Navigation shortcuts</text:p>
        </text:list-item>
        <text:list-item>
          <text:p text:style-name="P37">Editing large files efficiently</text:p>
        </text:list-item>
      </text:list>
      <text:h text:style-name="Heading_20_4" text:outline-level="4"><text:span text:style-name="Strong_20_Emphasis">Impact:</text:span></text:h>
      <text:list xml:id="list3201936726" text:style-name="L36">
        <text:list-item>
          <text:p text:style-name="P38">Improves productivity for administrators</text:p>
        </text:list-item>
        <text:list-item>
          <text:p text:style-name="P38">Allows quick configuration changes</text:p>
        </text:list-item>
      </text:list>
      <text:p text:style-name="Horizontal_20_Line"/>
      <text:h text:style-name="Heading_20_3" text:outline-level="3"><text:span text:style-name="Strong_20_Emphasis">5. Essential for Configuration Management</text:span></text:h>
      <text:p text:style-name="Text_20_body">Most server configurations are stored in text files (e.g., <text:span text:style-name="Source_20_Text">/etc</text:span> directory).</text:p>
      <text:h text:style-name="Heading_20_4" text:outline-level="4"><text:span text:style-name="Strong_20_Emphasis">Impact:</text:span></text:h>
      <text:list xml:id="list1408625700" text:style-name="L37">
        <text:list-item>
          <text:p text:style-name="P39">vi is commonly used to edit configuration files</text:p>
        </text:list-item>
        <text:list-item>
          <text:p text:style-name="P39">Enables quick troubleshooting and system updates</text:p>
        </text:list-item>
      </text:list>
      <text:p text:style-name="Horizontal_20_Line"/>
      <text:h text:style-name="Heading_20_3" text:outline-level="3"><text:span text:style-name="Strong_20_Emphasis">6. Reliability in Critical Situations</text:span></text:h>
      <text:p text:style-name="Text_20_body">In system recovery or emergency scenarios:</text:p>
      <text:list xml:id="list3317055587" text:style-name="L38">
        <text:list-item>
          <text:p text:style-name="P40">GUI tools may not be available</text:p>
        </text:list-item>
        <text:list-item>
          <text:p text:style-name="P40">Only basic command-line tools like vi can be used</text:p>
        </text:list-item>
      </text:list>
      <text:h text:style-name="Heading_20_4" text:outline-level="4"><text:span text:style-name="Strong_20_Emphasis">Impact:</text:span></text:h>
      <text:list xml:id="list4139695567" text:style-name="L39">
        <text:list-item>
          <text:p text:style-name="P41">Ensures administrators can always access and modify important files</text:p>
        </text:list-item>
      </text:list>
      <text:p text:style-name="Horizontal_20_Line"/>
      <text:h text:style-name="Heading_20_3" text:outline-level="3"><text:span text:style-name="Strong_20_Emphasis">Conclusion</text:span></text:h>
      <text:p text:style-name="Text_20_body">The <text:span text:style-name="Strong_20_Emphasis">vi editor</text:span> remains critical for server administration due to its <text:span text:style-name="Strong_20_Emphasis">availability, efficiency, and compatibility with command-line environments</text:span>. Its ability to function without a GUI and handle critical system tasks makes it an indispensable tool for Linux administrators.</text:p>
      <text:p text:style-name="P6"/>
      <text:p text:style-name="P6"/>
      <text:p text:style-name="P6"/>
      <text:p text:style-name="P6"><text:soft-page-break/></text:p>
      <text:p text:style-name="P6">Topic: Linux Shell Programming</text:p>
      <text:p text:style-name="P6"/>
      <text:p text:style-name="P6">1.Study how shell scripting automates repetitive AI/ML and Big data tasks</text:p>
      <text:h text:style-name="P2" text:outline-level="2"><text:span text:style-name="Strong_20_Emphasis">Introduction</text:span></text:h>
      <text:p text:style-name="Text_20_body">Shell scripting is a powerful tool in Linux that allows automation of repetitive tasks. In domains such as AI/ML and Big Data, where workflows involve multiple steps, shell scripting helps improve efficiency and consistency.</text:p>
      <text:p text:style-name="Horizontal_20_Line"/>
      <text:h text:style-name="Heading_20_3" text:outline-level="3"><text:span text:style-name="Strong_20_Emphasis">1. Automation of Data Processing</text:span></text:h>
      <text:p text:style-name="Text_20_body">AI/ML and Big Data workflows often involve:</text:p>
      <text:list xml:id="list115466007" text:style-name="L40">
        <text:list-item>
          <text:p text:style-name="P42">Data collection</text:p>
        </text:list-item>
        <text:list-item>
          <text:p text:style-name="P42">Data cleaning</text:p>
        </text:list-item>
        <text:list-item>
          <text:p text:style-name="P42">Data transformation</text:p>
        </text:list-item>
      </text:list>
      <text:p text:style-name="Text_20_body">Shell scripts can automate these steps by executing multiple commands in sequence.</text:p>
      <text:p text:style-name="Horizontal_20_Line"/>
      <text:h text:style-name="Heading_20_3" text:outline-level="3"><text:span text:style-name="Strong_20_Emphasis">2. Model Training and Execution</text:span></text:h>
      <text:p text:style-name="Text_20_body">In AI/ML:</text:p>
      <text:list xml:id="list542305347" text:style-name="L41">
        <text:list-item>
          <text:p text:style-name="P43">Scripts can automate model training processes</text:p>
        </text:list-item>
        <text:list-item>
          <text:p text:style-name="P43">Multiple experiments can be executed with different parameters</text:p>
        </text:list-item>
      </text:list>
      <text:p text:style-name="Text_20_body">This reduces manual intervention and ensures reproducibility.</text:p>
      <text:p text:style-name="Horizontal_20_Line"/>
      <text:h text:style-name="Heading_20_3" text:outline-level="3"><text:span text:style-name="Strong_20_Emphasis">3. Job Scheduling</text:span></text:h>
      <text:p text:style-name="Text_20_body">Shell scripts can be combined with scheduling tools (like cron) to:</text:p>
      <text:list xml:id="list2001500067" text:style-name="L42">
        <text:list-item>
          <text:p text:style-name="P44">Run tasks at specific times</text:p>
        </text:list-item>
        <text:list-item>
          <text:p text:style-name="P44">Execute batch processing jobs</text:p>
        </text:list-item>
      </text:list>
      <text:p text:style-name="Text_20_body">This is essential in Big Data environments where tasks run periodically.</text:p>
      <text:p text:style-name="Horizontal_20_Line"/>
      <text:h text:style-name="Heading_20_3" text:outline-level="3"><text:span text:style-name="Strong_20_Emphasis">4. Integration of Multiple Tools</text:span></text:h>
      <text:p text:style-name="Text_20_body">AI/ML and Big Data workflows use various tools and frameworks.</text:p>
      <text:p text:style-name="Text_20_body">Shell scripting helps:</text:p>
      <text:list xml:id="list3284803630" text:style-name="L43">
        <text:list-item>
          <text:p text:style-name="P45">Connect different tools</text:p>
        </text:list-item>
        <text:list-item>
          <text:p text:style-name="P45"><text:soft-page-break/>Automate pipelines involving multiple technologies</text:p>
        </text:list-item>
      </text:list>
      <text:p text:style-name="Horizontal_20_Line"/>
      <text:h text:style-name="Heading_20_3" text:outline-level="3"><text:span text:style-name="Strong_20_Emphasis">Conclusion</text:span></text:h>
      <text:p text:style-name="Text_20_body">Shell scripting plays a crucial role in automating repetitive tasks in AI/ML and Big Data, improving efficiency, consistency, and scalability of workflows.</text:p>
      <text:p text:style-name="P6"/>
      <text:p text:style-name="P6"/>
      <text:p text:style-name="P6"><text:span text:style-name="T2">2.</text:span>Study differences between interactive shell usage and script execution</text:p>
      <text:p text:style-name="P6"/>
      <text:h text:style-name="P2" text:outline-level="2"><text:span text:style-name="Strong_20_Emphasis">Introduction</text:span></text:h>
      <text:p text:style-name="Text_20_body">In Linux, users can interact with the system either through an <text:span text:style-name="Strong_20_Emphasis">interactive shell</text:span> or by executing <text:span text:style-name="Strong_20_Emphasis">shell scripts</text:span>. Both approaches serve different purposes.</text:p>
      <text:p text:style-name="Horizontal_20_Line"/>
      <text:h text:style-name="Heading_20_3" text:outline-level="3"><text:span text:style-name="Strong_20_Emphasis">1. Interactive Shell Usage</text:span></text:h>
      <text:list xml:id="list3302242783" text:style-name="L44">
        <text:list-item>
          <text:p text:style-name="P46">User enters commands manually</text:p>
        </text:list-item>
        <text:list-item>
          <text:p text:style-name="P46">Commands are executed immediately</text:p>
        </text:list-item>
      </text:list>
      <text:h text:style-name="Heading_20_4" text:outline-level="4"><text:span text:style-name="Strong_20_Emphasis">Characteristics:</text:span></text:h>
      <text:list xml:id="list45305257" text:style-name="L45">
        <text:list-item>
          <text:p text:style-name="P47">Suitable for quick tasks</text:p>
        </text:list-item>
        <text:list-item>
          <text:p text:style-name="P47">Requires user presence</text:p>
        </text:list-item>
        <text:list-item>
          <text:p text:style-name="P47">Useful for testing commands</text:p>
        </text:list-item>
      </text:list>
      <text:p text:style-name="Horizontal_20_Line"/>
      <text:h text:style-name="Heading_20_3" text:outline-level="3"><text:span text:style-name="Strong_20_Emphasis">2. Script Execution</text:span></text:h>
      <text:list xml:id="list1659308122" text:style-name="L46">
        <text:list-item>
          <text:p text:style-name="P48">Commands are written in a file (script)</text:p>
        </text:list-item>
        <text:list-item>
          <text:p text:style-name="P48">Executed as a program</text:p>
        </text:list-item>
      </text:list>
      <text:h text:style-name="Heading_20_4" text:outline-level="4"><text:span text:style-name="Strong_20_Emphasis">Characteristics:</text:span></text:h>
      <text:list xml:id="list2791766642" text:style-name="L47">
        <text:list-item>
          <text:p text:style-name="P49">Automates repetitive tasks</text:p>
        </text:list-item>
        <text:list-item>
          <text:p text:style-name="P49">Can run without user interaction</text:p>
        </text:list-item>
        <text:list-item>
          <text:p text:style-name="P49">Ensures consistency</text:p>
        </text:list-item>
      </text:list>
      <text:p text:style-name="Horizontal_20_Line"/>
      <text:h text:style-name="Heading_20_3" text:outline-level="3"><text:span text:style-name="Strong_20_Emphasis">3. Key Differences</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Feature</text:p>
            </table:table-cell>
            <table:table-cell table:style-name="Table1.A1" office:value-type="string">
              <text:p text:style-name="Table_20_Heading">Interactive Shell</text:p>
            </table:table-cell>
            <table:table-cell table:style-name="Table1.A1" office:value-type="string">
              <text:p text:style-name="Table_20_Heading">Script Execution</text:p>
            </table:table-cell>
          </table:table-row>
        </table:table-header-rows>
        <table:table-row>
          <table:table-cell table:style-name="Table1.A1" office:value-type="string">
            <text:p text:style-name="Table_20_Contents">Execution</text:p>
          </table:table-cell>
          <table:table-cell table:style-name="Table1.A1" office:value-type="string">
            <text:p text:style-name="Table_20_Contents">Manual</text:p>
          </table:table-cell>
          <table:table-cell table:style-name="Table1.A1" office:value-type="string">
            <text:p text:style-name="Table_20_Contents">Automated</text:p>
          </table:table-cell>
        </table:table-row>
        <table:table-row>
          <table:table-cell table:style-name="Table1.A1" office:value-type="string">
            <text:p text:style-name="Table_20_Contents">Reusability</text:p>
          </table:table-cell>
          <table:table-cell table:style-name="Table1.A1" office:value-type="string">
            <text:p text:style-name="Table_20_Contents">Low</text:p>
          </table:table-cell>
          <table:table-cell table:style-name="Table1.A1" office:value-type="string">
            <text:p text:style-name="Table_20_Contents">High</text:p>
          </table:table-cell>
        </table:table-row>
        <text:soft-page-break/>
        <table:table-row>
          <table:table-cell table:style-name="Table1.A1" office:value-type="string">
            <text:p text:style-name="Table_20_Contents">Efficiency</text:p>
          </table:table-cell>
          <table:table-cell table:style-name="Table1.A1" office:value-type="string">
            <text:p text:style-name="Table_20_Contents">Less for repetitive tasks</text:p>
          </table:table-cell>
          <table:table-cell table:style-name="Table1.A1" office:value-type="string">
            <text:p text:style-name="Table_20_Contents">High</text:p>
          </table:table-cell>
        </table:table-row>
        <table:table-row>
          <table:table-cell table:style-name="Table1.A1" office:value-type="string">
            <text:p text:style-name="Table_20_Contents">User Input</text:p>
          </table:table-cell>
          <table:table-cell table:style-name="Table1.A1" office:value-type="string">
            <text:p text:style-name="Table_20_Contents">Required</text:p>
          </table:table-cell>
          <table:table-cell table:style-name="Table1.A1" office:value-type="string">
            <text:p text:style-name="Table_20_Contents">Not always required</text:p>
          </table:table-cell>
        </table:table-row>
      </table:table>
      <text:p text:style-name="Horizontal_20_Line"/>
      <text:h text:style-name="Heading_20_3" text:outline-level="3"><text:span text:style-name="Strong_20_Emphasis">Conclusion</text:span></text:h>
      <text:p text:style-name="Text_20_body">Interactive shells are suitable for quick and exploratory tasks, whereas scripts are ideal for automation and repeated execution.</text:p>
      <text:p text:style-name="P6"/>
      <text:p text:style-name="P6"/>
      <text:p text:style-name="P6"><text:span text:style-name="T2">3.</text:span>Observe and document how decision structures and loops control system behavior.</text:p>
      <text:p text:style-name="P6"/>
      <text:h text:style-name="P2" text:outline-level="2"><text:span text:style-name="Strong_20_Emphasis">Introduction</text:span></text:h>
      <text:p text:style-name="Text_20_body">Decision structures and loops are fundamental constructs in shell scripting that control the flow of execution and enable dynamic system behavior.</text:p>
      <text:p text:style-name="Horizontal_20_Line"/>
      <text:h text:style-name="Heading_20_3" text:outline-level="3"><text:span text:style-name="Strong_20_Emphasis">1. Decision Structures</text:span></text:h>
      <text:p text:style-name="Text_20_body">Decision structures allow scripts to make choices based on conditions.</text:p>
      <text:h text:style-name="Heading_20_4" text:outline-level="4"><text:span text:style-name="Strong_20_Emphasis">Examples:</text:span></text:h>
      <text:list xml:id="list111766432" text:style-name="L48">
        <text:list-item>
          <text:p text:style-name="P50"><text:span text:style-name="Source_20_Text">if</text:span>, <text:span text:style-name="Source_20_Text">if-else</text:span>, <text:span text:style-name="Source_20_Text">case</text:span></text:p>
        </text:list-item>
      </text:list>
      <text:h text:style-name="Heading_20_4" text:outline-level="4"><text:span text:style-name="Strong_20_Emphasis">Role:</text:span></text:h>
      <text:list xml:id="list728025222" text:style-name="L49">
        <text:list-item>
          <text:p text:style-name="P51">Execute commands based on conditions</text:p>
        </text:list-item>
        <text:list-item>
          <text:p text:style-name="P51">Handle different system states</text:p>
        </text:list-item>
        <text:list-item>
          <text:p text:style-name="P51">Enable error handling</text:p>
        </text:list-item>
      </text:list>
      <text:p text:style-name="Horizontal_20_Line"/>
      <text:h text:style-name="Heading_20_3" text:outline-level="3"><text:span text:style-name="Strong_20_Emphasis">2. Loops</text:span></text:h>
      <text:p text:style-name="Text_20_body">Loops allow repeated execution of commands.</text:p>
      <text:h text:style-name="Heading_20_4" text:outline-level="4"><text:span text:style-name="Strong_20_Emphasis">Types:</text:span></text:h>
      <text:list xml:id="list1932284009" text:style-name="L50">
        <text:list-item>
          <text:p text:style-name="P52"><text:span text:style-name="Source_20_Text">for</text:span> loop</text:p>
        </text:list-item>
        <text:list-item>
          <text:p text:style-name="P52"><text:span text:style-name="Source_20_Text">while</text:span> loop</text:p>
        </text:list-item>
        <text:list-item>
          <text:p text:style-name="P52"><text:span text:style-name="Source_20_Text">until</text:span> loop</text:p>
        </text:list-item>
      </text:list>
      <text:h text:style-name="Heading_20_4" text:outline-level="4"><text:span text:style-name="Strong_20_Emphasis">Role:</text:span></text:h>
      <text:list xml:id="list2632729697" text:style-name="L51">
        <text:list-item>
          <text:p text:style-name="P53">Automate repetitive operations</text:p>
        </text:list-item>
        <text:list-item>
          <text:p text:style-name="P53"><text:soft-page-break/>Process multiple files or data</text:p>
        </text:list-item>
        <text:list-item>
          <text:p text:style-name="P53">Perform batch operations</text:p>
        </text:list-item>
      </text:list>
      <text:p text:style-name="Horizontal_20_Line"/>
      <text:h text:style-name="Heading_20_3" text:outline-level="3"><text:span text:style-name="Strong_20_Emphasis">3. Impact on System Behavior</text:span></text:h>
      <text:list xml:id="list1470176036" text:style-name="L52">
        <text:list-item>
          <text:p text:style-name="P54">Enables dynamic decision-making</text:p>
        </text:list-item>
        <text:list-item>
          <text:p text:style-name="P54">Reduces manual intervention</text:p>
        </text:list-item>
        <text:list-item>
          <text:p text:style-name="P54">Improves efficiency and scalability</text:p>
        </text:list-item>
      </text:list>
      <text:p text:style-name="Horizontal_20_Line"/>
      <text:h text:style-name="Heading_20_3" text:outline-level="3"><text:span text:style-name="Strong_20_Emphasis">Conclusion</text:span></text:h>
      <text:p text:style-name="Text_20_body">Decision structures and loops are essential for controlling the logic and flow of shell scripts, enabling automation and intelligent system behavior.</text:p>
      <text:p text:style-name="P6"/>
      <text:p text:style-name="P6"/>
      <text:p text:style-name="P6"><text:span text:style-name="T2">4.</text:span>Understand why job control and process management are essential for multi-user systems</text:p>
      <text:h text:style-name="P2" text:outline-level="2"><text:span text:style-name="Strong_20_Emphasis">Introduction</text:span></text:h>
      <text:p text:style-name="Text_20_body">In Linux, multiple users can run processes simultaneously. Job control and process management are essential to ensure efficient and fair usage of system resources.</text:p>
      <text:p text:style-name="Horizontal_20_Line"/>
      <text:h text:style-name="Heading_20_3" text:outline-level="3"><text:span text:style-name="Strong_20_Emphasis">1. Job Control</text:span></text:h>
      <text:p text:style-name="Text_20_body">Job control allows users to:</text:p>
      <text:list xml:id="list3457412140" text:style-name="L53">
        <text:list-item>
          <text:p text:style-name="P55">Run processes in foreground or background</text:p>
        </text:list-item>
        <text:list-item>
          <text:p text:style-name="P55">Pause and resume tasks</text:p>
        </text:list-item>
      </text:list>
      <text:h text:style-name="Heading_20_4" text:outline-level="4"><text:span text:style-name="Strong_20_Emphasis">Examples:</text:span></text:h>
      <text:list xml:id="list2204084803" text:style-name="L54">
        <text:list-item>
          <text:p text:style-name="P56"><text:span text:style-name="Source_20_Text">bg</text:span>, <text:span text:style-name="Source_20_Text">fg</text:span>, <text:span text:style-name="Source_20_Text">jobs</text:span></text:p>
        </text:list-item>
      </text:list>
      <text:p text:style-name="Horizontal_20_Line"/>
      <text:h text:style-name="Heading_20_3" text:outline-level="3"><text:span text:style-name="Strong_20_Emphasis">2. Process Management</text:span></text:h>
      <text:p text:style-name="Text_20_body">Process management involves:</text:p>
      <text:list xml:id="list2961505157" text:style-name="L55">
        <text:list-item>
          <text:p text:style-name="P57">Creating processes</text:p>
        </text:list-item>
        <text:list-item>
          <text:p text:style-name="P57">Scheduling execution</text:p>
        </text:list-item>
        <text:list-item>
          <text:p text:style-name="P57">Terminating processes</text:p>
        </text:list-item>
      </text:list>
      <text:h text:style-name="Heading_20_4" text:outline-level="4"><text:soft-page-break/><text:span text:style-name="Strong_20_Emphasis">Commands:</text:span></text:h>
      <text:list xml:id="list2041980158" text:style-name="L56">
        <text:list-item>
          <text:p text:style-name="P58"><text:span text:style-name="Source_20_Text">ps</text:span>, <text:span text:style-name="Source_20_Text">top</text:span>, <text:span text:style-name="Source_20_Text">kill</text:span></text:p>
        </text:list-item>
      </text:list>
      <text:p text:style-name="Horizontal_20_Line"/>
      <text:h text:style-name="Heading_20_3" text:outline-level="3"><text:span text:style-name="Strong_20_Emphasis">3. Importance in Multi-User Systems</text:span></text:h>
      <text:h text:style-name="Heading_20_4" text:outline-level="4"><text:span text:style-name="Strong_20_Emphasis">a. Resource Sharing</text:span></text:h>
      <text:list xml:id="list1202069615" text:style-name="L57">
        <text:list-item>
          <text:p text:style-name="P59">Ensures fair allocation of CPU and memory</text:p>
        </text:list-item>
        <text:list-item>
          <text:p text:style-name="P59">Prevents one user from monopolizing resources</text:p>
        </text:list-item>
      </text:list>
      <text:h text:style-name="Heading_20_4" text:outline-level="4"><text:span text:style-name="Strong_20_Emphasis">b. Multitasking</text:span></text:h>
      <text:list xml:id="list340968442" text:style-name="L58">
        <text:list-item>
          <text:p text:style-name="P60">Multiple processes can run concurrently</text:p>
        </text:list-item>
        <text:list-item>
          <text:p text:style-name="P60">Improves system efficiency</text:p>
        </text:list-item>
      </text:list>
      <text:h text:style-name="Heading_20_4" text:outline-level="4"><text:span text:style-name="Strong_20_Emphasis">c. System Stability</text:span></text:h>
      <text:list xml:id="list598033321" text:style-name="L59">
        <text:list-item>
          <text:p text:style-name="P61">Faulty processes can be identified and terminated</text:p>
        </text:list-item>
        <text:list-item>
          <text:p text:style-name="P61">Prevents system crashes</text:p>
        </text:list-item>
      </text:list>
      <text:p text:style-name="Horizontal_20_Line"/>
      <text:h text:style-name="Heading_20_3" text:outline-level="3"><text:span text:style-name="Strong_20_Emphasis">Conclusion</text:span></text:h>
      <text:p text:style-name="Text_20_body">Job control and process management are critical in multi-user environments as they ensure efficient resource utilization, system stability, and smooth multitasking.</text:p>
      <text:p text:style-name="P6"/>
      <text:p text:style-name="P6"/>
      <text:p text:style-name="P6">Topic: Git and Version Control</text:p>
      <text:p text:style-name="P6">1. Explore why version control is critical in collaborative software development</text:p>
      <text:p text:style-name="P6">- </text:p>
      <text:h text:style-name="P2" text:outline-level="2"><text:span text:style-name="Strong_20_Emphasis">Introduction</text:span></text:h>
      <text:p text:style-name="Text_20_body">Version control systems (VCS) are essential tools in modern software development that help manage changes to source code over time. They are particularly important in collaborative environments where multiple developers work on the same project.</text:p>
      <text:p text:style-name="Horizontal_20_Line"/>
      <text:h text:style-name="Heading_20_3" text:outline-level="3"><text:span text:style-name="Strong_20_Emphasis">1. Collaboration and Team Coordination</text:span></text:h>
      <text:list xml:id="list1921053336" text:style-name="L60">
        <text:list-item>
          <text:p text:style-name="P62">Multiple developers can work on the same codebase simultaneously</text:p>
        </text:list-item>
        <text:list-item>
          <text:p text:style-name="P62">Changes can be merged without overwriting each other’s work</text:p>
        </text:list-item>
      </text:list>
      <text:p text:style-name="Horizontal_20_Line"/>
      <text:h text:style-name="Heading_20_3" text:outline-level="3"><text:span text:style-name="Strong_20_Emphasis">2. Tracking Changes</text:span></text:h>
      <text:list xml:id="list476611141" text:style-name="L61">
        <text:list-item>
          <text:p text:style-name="P63">Every modification is recorded with details such as author and timestamp</text:p>
        </text:list-item>
        <text:list-item>
          <text:p text:style-name="P63"><text:soft-page-break/>Enables understanding of code evolution</text:p>
        </text:list-item>
      </text:list>
      <text:p text:style-name="Horizontal_20_Line"/>
      <text:h text:style-name="Heading_20_3" text:outline-level="3"><text:span text:style-name="Strong_20_Emphasis">3. Backup and Recovery</text:span></text:h>
      <text:list xml:id="list230523173" text:style-name="L62">
        <text:list-item>
          <text:p text:style-name="P64">Previous versions of code can be restored</text:p>
        </text:list-item>
        <text:list-item>
          <text:p text:style-name="P64">Protects against accidental deletion or errors</text:p>
        </text:list-item>
      </text:list>
      <text:p text:style-name="Horizontal_20_Line"/>
      <text:h text:style-name="Heading_20_3" text:outline-level="3"><text:span text:style-name="Strong_20_Emphasis">Conclusion</text:span></text:h>
      <text:p text:style-name="Text_20_body">Version control ensures efficient collaboration, maintains code history, and improves reliability in software development.</text:p>
      <text:p text:style-name="P6"/>
      <text:p text:style-name="P6"/>
      <text:p text:style-name="P6">2. Study common mistakes made without version control systems</text:p>
      <text:p text:style-name="P6"/>
      <text:h text:style-name="P2" text:outline-level="2"><text:span text:style-name="Strong_20_Emphasis">Introduction</text:span></text:h>
      <text:p text:style-name="Text_20_body">Without version control systems, managing code becomes difficult and error-prone, especially in collaborative environments.</text:p>
      <text:p text:style-name="Horizontal_20_Line"/>
      <text:h text:style-name="Heading_20_3" text:outline-level="3"><text:span text:style-name="Strong_20_Emphasis">1. Code Overwriting</text:span></text:h>
      <text:list xml:id="list2146775320" text:style-name="L63">
        <text:list-item>
          <text:p text:style-name="P65">Developers may overwrite each other’s work</text:p>
        </text:list-item>
        <text:list-item>
          <text:p text:style-name="P65">Leads to loss of important changes</text:p>
        </text:list-item>
      </text:list>
      <text:p text:style-name="Horizontal_20_Line"/>
      <text:h text:style-name="Heading_20_3" text:outline-level="3"><text:span text:style-name="Strong_20_Emphasis">2. Lack of History Tracking</text:span></text:h>
      <text:list xml:id="list1632886966" text:style-name="L64">
        <text:list-item>
          <text:p text:style-name="P66">No record of changes made</text:p>
        </text:list-item>
        <text:list-item>
          <text:p text:style-name="P66">Difficult to identify when and why issues occurred</text:p>
        </text:list-item>
      </text:list>
      <text:p text:style-name="Horizontal_20_Line"/>
      <text:h text:style-name="Heading_20_3" text:outline-level="3"><text:span text:style-name="Strong_20_Emphasis">3. Difficult Collaboration</text:span></text:h>
      <text:list xml:id="list2484573543" text:style-name="L65">
        <text:list-item>
          <text:p text:style-name="P67">Manual sharing of files leads to confusion</text:p>
        </text:list-item>
        <text:list-item>
          <text:p text:style-name="P67">Multiple versions of the same file may exist</text:p>
        </text:list-item>
      </text:list>
      <text:p text:style-name="Horizontal_20_Line"/>
      <text:h text:style-name="Heading_20_3" text:outline-level="3"><text:span text:style-name="Strong_20_Emphasis">4. No Easy Recovery</text:span></text:h>
      <text:list xml:id="list2300699364" text:style-name="L66">
        <text:list-item>
          <text:p text:style-name="P68">Errors cannot be easily reversed</text:p>
        </text:list-item>
        <text:list-item>
          <text:p text:style-name="P68">Risk of permanent data loss</text:p>
        </text:list-item>
      </text:list>
      <text:p text:style-name="Horizontal_20_Line"><text:soft-page-break/></text:p>
      <text:h text:style-name="Heading_20_3" text:outline-level="3"><text:span text:style-name="Strong_20_Emphasis">Conclusion</text:span></text:h>
      <text:p text:style-name="Text_20_body">The absence of version control leads to inefficiency, confusion, and increased risk in software projects.</text:p>
      <text:p text:style-name="Horizontal_20_Line"/>
      <text:p text:style-name="P6"/>
      <text:p text:style-name="P6">3. Observe and document how Git enables traceability and accountability in projects</text:p>
      <text:p text:style-name="P6"/>
      <text:h text:style-name="P2" text:outline-level="2"><text:span text:style-name="Strong_20_Emphasis">Introduction</text:span></text:h>
      <text:p text:style-name="Text_20_body">Git is a distributed version control system that provides strong support for tracking changes and maintaining accountability in software projects.</text:p>
      <text:p text:style-name="Horizontal_20_Line"/>
      <text:h text:style-name="Heading_20_3" text:outline-level="3"><text:span text:style-name="Strong_20_Emphasis">1. Commit History</text:span></text:h>
      <text:list xml:id="list3869765747" text:style-name="L67">
        <text:list-item>
          <text:p text:style-name="P69">Every change is stored as a commit</text:p>
        </text:list-item>
        <text:list-item>
          <text:p text:style-name="P69">Includes author name, timestamp, and message</text:p>
        </text:list-item>
      </text:list>
      <text:p text:style-name="Horizontal_20_Line"/>
      <text:h text:style-name="Heading_20_3" text:outline-level="3"><text:span text:style-name="Strong_20_Emphasis">2. Branching and Merging</text:span></text:h>
      <text:list xml:id="list3456950812" text:style-name="L68">
        <text:list-item>
          <text:p text:style-name="P70">Developers can work independently using branches</text:p>
        </text:list-item>
        <text:list-item>
          <text:p text:style-name="P70">Changes can be reviewed before merging</text:p>
        </text:list-item>
      </text:list>
      <text:p text:style-name="Horizontal_20_Line"/>
      <text:h text:style-name="Heading_20_3" text:outline-level="3"><text:span text:style-name="Strong_20_Emphasis">3. Accountability</text:span></text:h>
      <text:list xml:id="list4094982608" text:style-name="L69">
        <text:list-item>
          <text:p text:style-name="P71">Each change is linked to a specific contributor</text:p>
        </text:list-item>
        <text:list-item>
          <text:p text:style-name="P71">Helps identify responsibility for code modifications</text:p>
        </text:list-item>
      </text:list>
      <text:p text:style-name="Horizontal_20_Line"/>
      <text:h text:style-name="Heading_20_3" text:outline-level="3"><text:span text:style-name="Strong_20_Emphasis">4. Traceability</text:span></text:h>
      <text:list xml:id="list1803883555" text:style-name="L70">
        <text:list-item>
          <text:p text:style-name="P72">Full history of changes is maintained</text:p>
        </text:list-item>
        <text:list-item>
          <text:p text:style-name="P72">Easy to track bugs and understand code evolution</text:p>
        </text:list-item>
      </text:list>
      <text:p text:style-name="Horizontal_20_Line"/>
      <text:h text:style-name="Heading_20_3" text:outline-level="3"><text:span text:style-name="Strong_20_Emphasis">Conclusion</text:span></text:h>
      <text:p text:style-name="Text_20_body">Git enhances traceability and accountability by maintaining a detailed history of all changes and linking them to individual contributors.</text:p>
      <text:p text:style-name="P6"><text:soft-page-break/></text:p>
      <text:p text:style-name="P6">Topic: Cloud Computing Fundamentals and Cloud Services and Deployment</text:p>
      <text:p text:style-name="P6"/>
      <text:p text:style-name="P6">1. Examine why traditional on-premise infrastructure struggles with</text:p>
      <text:p text:style-name="P6">scalability</text:p>
      <text:p text:style-name="P6"/>
      <text:h text:style-name="P2" text:outline-level="2"><text:span text:style-name="Strong_20_Emphasis">Introduction</text:span></text:h>
      <text:p text:style-name="Text_20_body">Traditional on-premise infrastructure relies on physical hardware, which limits its ability to scale efficiently.</text:p>
      <text:p text:style-name="Horizontal_20_Line"/>
      <text:h text:style-name="Heading_20_3" text:outline-level="3"><text:span text:style-name="Strong_20_Emphasis">1. Hardware Limitations</text:span></text:h>
      <text:list xml:id="list2373281826" text:style-name="L71">
        <text:list-item>
          <text:p text:style-name="P73">Scaling requires purchasing and installing new hardware</text:p>
        </text:list-item>
        <text:list-item>
          <text:p text:style-name="P73">Time-consuming and costly</text:p>
        </text:list-item>
      </text:list>
      <text:p text:style-name="Horizontal_20_Line"/>
      <text:h text:style-name="Heading_20_3" text:outline-level="3"><text:span text:style-name="Strong_20_Emphasis">2. Fixed Capacity</text:span></text:h>
      <text:list xml:id="list126249041" text:style-name="L72">
        <text:list-item>
          <text:p text:style-name="P74">Resources are limited to installed hardware</text:p>
        </text:list-item>
        <text:list-item>
          <text:p text:style-name="P74">Cannot handle sudden spikes in demand</text:p>
        </text:list-item>
      </text:list>
      <text:p text:style-name="Horizontal_20_Line"/>
      <text:h text:style-name="Heading_20_3" text:outline-level="3"><text:span text:style-name="Strong_20_Emphasis">3. Maintenance Overhead</text:span></text:h>
      <text:list xml:id="list4030948865" text:style-name="L73">
        <text:list-item>
          <text:p text:style-name="P75">Requires manual setup and maintenance</text:p>
        </text:list-item>
        <text:list-item>
          <text:p text:style-name="P75">Delays scaling operations</text:p>
        </text:list-item>
      </text:list>
      <text:p text:style-name="Horizontal_20_Line"/>
      <text:h text:style-name="Heading_20_3" text:outline-level="3"><text:span text:style-name="Strong_20_Emphasis">Conclusion</text:span></text:h>
      <text:p text:style-name="Text_20_body">On-premise systems lack flexibility and speed, making scalability a major challenge.</text:p>
      <text:p text:style-name="P6"/>
      <text:p text:style-name="P6">2. Study cloud characteristics such as elasticity and on-demand</text:p>
      <text:p text:style-name="P6">provisioning</text:p>
      <text:p text:style-name="P6"/>
      <text:h text:style-name="P2" text:outline-level="2"><text:span text:style-name="Strong_20_Emphasis">Introduction</text:span></text:h>
      <text:p text:style-name="Text_20_body">Cloud computing offers unique characteristics that improve resource management and efficiency.</text:p>
      <text:p text:style-name="Horizontal_20_Line"/>
      <text:h text:style-name="Heading_20_3" text:outline-level="3"><text:span text:style-name="Strong_20_Emphasis">1. Elasticity</text:span></text:h>
      <text:list xml:id="list3886962821" text:style-name="L74">
        <text:list-item>
          <text:p text:style-name="P76">Resources automatically scale up or down based on demand</text:p>
        </text:list-item>
        <text:list-item>
          <text:p text:style-name="P76"><text:soft-page-break/>Prevents over-provisioning and under-utilization</text:p>
        </text:list-item>
      </text:list>
      <text:p text:style-name="Horizontal_20_Line"/>
      <text:h text:style-name="Heading_20_3" text:outline-level="3"><text:span text:style-name="Strong_20_Emphasis">2. On-Demand Provisioning</text:span></text:h>
      <text:list xml:id="list3794842658" text:style-name="L75">
        <text:list-item>
          <text:p text:style-name="P77">Resources can be allocated instantly when required</text:p>
        </text:list-item>
        <text:list-item>
          <text:p text:style-name="P77">No need for prior hardware setup</text:p>
        </text:list-item>
      </text:list>
      <text:p text:style-name="Horizontal_20_Line"/>
      <text:h text:style-name="Heading_20_3" text:outline-level="3"><text:span text:style-name="Strong_20_Emphasis">Conclusion</text:span></text:h>
      <text:p text:style-name="Text_20_body">Elasticity and on-demand provisioning make cloud systems flexible and efficient.</text:p>
      <text:p text:style-name="P6"/>
      <text:p text:style-name="P6">3. Research and study how cloud paradigms change system ownership</text:p>
      <text:p text:style-name="P6">and responsibility</text:p>
      <text:p text:style-name="P6"/>
      <text:h text:style-name="P2" text:outline-level="2"><text:span text:style-name="Strong_20_Emphasis">Introduction</text:span></text:h>
      <text:p text:style-name="Text_20_body">Cloud computing fundamentally changes the traditional model of IT infrastructure by shifting system ownership and operational responsibilities from organizations to cloud service providers. This transformation leads to improved efficiency but requires a clear understanding of roles.</text:p>
      <text:p text:style-name="Horizontal_20_Line"/>
      <text:h text:style-name="Heading_20_3" text:outline-level="3"><text:span text:style-name="Strong_20_Emphasis">1. Traditional Ownership Model</text:span></text:h>
      <text:p text:style-name="Text_20_body">In on-premise systems:</text:p>
      <text:list xml:id="list3287129100" text:style-name="L76">
        <text:list-item>
          <text:p text:style-name="P78">Organizations own physical servers, storage, and networking equipment</text:p>
        </text:list-item>
        <text:list-item>
          <text:p text:style-name="P78">They are responsible for installation, maintenance, and upgrades</text:p>
        </text:list-item>
        <text:list-item>
          <text:p text:style-name="P78">Full control comes with high operational complexity</text:p>
        </text:list-item>
      </text:list>
      <text:p text:style-name="Horizontal_20_Line"/>
      <text:h text:style-name="Heading_20_3" text:outline-level="3"><text:span text:style-name="Strong_20_Emphasis">2. Cloud-Based Ownership Model</text:span></text:h>
      <text:p text:style-name="Text_20_body">In cloud computing:</text:p>
      <text:list xml:id="list1065703983" text:style-name="L77">
        <text:list-item>
          <text:p text:style-name="P79">Physical infrastructure is owned and managed by the cloud provider</text:p>
        </text:list-item>
        <text:list-item>
          <text:p text:style-name="P79">Users access resources over the internet without managing hardware</text:p>
        </text:list-item>
      </text:list>
      <text:p text:style-name="Horizontal_20_Line"/>
      <text:h text:style-name="Heading_20_3" text:outline-level="3"><text:span text:style-name="Strong_20_Emphasis">3. Change in Responsibility</text:span></text:h>
      <text:p text:style-name="Text_20_body">Cloud introduces a <text:span text:style-name="Strong_20_Emphasis">shared responsibility model</text:span>:</text:p>
      <text:list xml:id="list1275573478" text:style-name="L78">
        <text:list-item>
          <text:p text:style-name="P80">Provider handles infrastructure, hardware, and physical security</text:p>
        </text:list-item>
        <text:list-item>
          <text:p text:style-name="P80">Customer manages applications, data, and configurations</text:p>
        </text:list-item>
      </text:list>
      <text:p text:style-name="Horizontal_20_Line"><text:soft-page-break/></text:p>
      <text:h text:style-name="Heading_20_3" text:outline-level="3"><text:span text:style-name="Strong_20_Emphasis">4. Impact of This Shift</text:span></text:h>
      <text:list xml:id="list1044829997" text:style-name="L79">
        <text:list-item>
          <text:p text:style-name="P81"><text:span text:style-name="Strong_20_Emphasis">Reduced Operational Burden:</text:span> No need to maintain hardware</text:p>
        </text:list-item>
        <text:list-item>
          <text:p text:style-name="P81"><text:span text:style-name="Strong_20_Emphasis">Improved Scalability:</text:span> Resources can be scaled without ownership constraints</text:p>
        </text:list-item>
        <text:list-item>
          <text:p text:style-name="P81"><text:span text:style-name="Strong_20_Emphasis">Dependency on Provider:</text:span> Reliability depends on service provider</text:p>
        </text:list-item>
      </text:list>
      <text:p text:style-name="Horizontal_20_Line"/>
      <text:h text:style-name="Heading_20_3" text:outline-level="3"><text:span text:style-name="Strong_20_Emphasis">Conclusion</text:span></text:h>
      <text:p text:style-name="Text_20_body">Cloud paradigms reduce infrastructure ownership while distributing responsibilities between provider and customer, enabling flexibility and efficiency.</text:p>
      <text:p text:style-name="P6"/>
      <text:p text:style-name="P6">5. Compare packaged software delivery with service-based delivery</text:p>
      <text:p text:style-name="P6">models</text:p>
      <text:p text:style-name="P6"/>
      <text:h text:style-name="P2" text:outline-level="2"><text:span text:style-name="Strong_20_Emphasis">Introduction</text:span></text:h>
      <text:p text:style-name="Text_20_body">Software delivery has evolved from traditional packaged installations to service-based models delivered via the cloud.</text:p>
      <text:p text:style-name="Horizontal_20_Line"/>
      <text:h text:style-name="Heading_20_3" text:outline-level="3"><text:span text:style-name="Strong_20_Emphasis">1. Packaged Software</text:span></text:h>
      <text:list xml:id="list1004922725" text:style-name="L80">
        <text:list-item>
          <text:p text:style-name="P82">Installed locally on user systems</text:p>
        </text:list-item>
        <text:list-item>
          <text:p text:style-name="P82">Requires manual setup and updates</text:p>
        </text:list-item>
        <text:list-item>
          <text:p text:style-name="P82">Users are responsible for maintenance</text:p>
        </text:list-item>
      </text:list>
      <text:h text:style-name="Heading_20_4" text:outline-level="4"><text:span text:style-name="Strong_20_Emphasis">Limitations:</text:span></text:h>
      <text:list xml:id="list308361703" text:style-name="L81">
        <text:list-item>
          <text:p text:style-name="P83">Limited scalability</text:p>
        </text:list-item>
        <text:list-item>
          <text:p text:style-name="P83">High upfront cost</text:p>
        </text:list-item>
        <text:list-item>
          <text:p text:style-name="P83">Version management issues</text:p>
        </text:list-item>
      </text:list>
      <text:p text:style-name="Horizontal_20_Line"/>
      <text:h text:style-name="Heading_20_3" text:outline-level="3"><text:span text:style-name="Strong_20_Emphasis">2. Service-Based Delivery Model (SaaS)</text:span></text:h>
      <text:list xml:id="list129167334" text:style-name="L82">
        <text:list-item>
          <text:p text:style-name="P84">Delivered over the internet as a service</text:p>
        </text:list-item>
        <text:list-item>
          <text:p text:style-name="P84">No installation required</text:p>
        </text:list-item>
        <text:list-item>
          <text:p text:style-name="P84">Managed by the service provider</text:p>
        </text:list-item>
      </text:list>
      <text:h text:style-name="Heading_20_4" text:outline-level="4"><text:span text:style-name="Strong_20_Emphasis">Advantages:</text:span></text:h>
      <text:list xml:id="list2435082306" text:style-name="L83">
        <text:list-item>
          <text:p text:style-name="P85">Accessible from anywhere</text:p>
        </text:list-item>
        <text:list-item>
          <text:p text:style-name="P85"><text:soft-page-break/>Automatic updates</text:p>
        </text:list-item>
        <text:list-item>
          <text:p text:style-name="P85">Subscription-based cost model</text:p>
        </text:list-item>
      </text:list>
      <text:p text:style-name="Horizontal_20_Line"/>
      <text:h text:style-name="Heading_20_3" text:outline-level="3"><text:span text:style-name="Strong_20_Emphasis">3. Key Differences</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Aspect</text:p>
            </table:table-cell>
            <table:table-cell table:style-name="Table2.A1" office:value-type="string">
              <text:p text:style-name="Table_20_Heading">Packaged Software</text:p>
            </table:table-cell>
            <table:table-cell table:style-name="Table2.A1" office:value-type="string">
              <text:p text:style-name="Table_20_Heading">Service-Based Model</text:p>
            </table:table-cell>
          </table:table-row>
        </table:table-header-rows>
        <table:table-row>
          <table:table-cell table:style-name="Table2.A1" office:value-type="string">
            <text:p text:style-name="Table_20_Contents">Installation</text:p>
          </table:table-cell>
          <table:table-cell table:style-name="Table2.A1" office:value-type="string">
            <text:p text:style-name="Table_20_Contents">Required</text:p>
          </table:table-cell>
          <table:table-cell table:style-name="Table2.A1" office:value-type="string">
            <text:p text:style-name="Table_20_Contents">Not required</text:p>
          </table:table-cell>
        </table:table-row>
        <table:table-row>
          <table:table-cell table:style-name="Table2.A1" office:value-type="string">
            <text:p text:style-name="Table_20_Contents">Maintenance</text:p>
          </table:table-cell>
          <table:table-cell table:style-name="Table2.A1" office:value-type="string">
            <text:p text:style-name="Table_20_Contents">User responsibility</text:p>
          </table:table-cell>
          <table:table-cell table:style-name="Table2.A1" office:value-type="string">
            <text:p text:style-name="Table_20_Contents">Provider responsibility</text:p>
          </table:table-cell>
        </table:table-row>
        <table:table-row>
          <table:table-cell table:style-name="Table2.A1" office:value-type="string">
            <text:p text:style-name="Table_20_Contents">Accessibility</text:p>
          </table:table-cell>
          <table:table-cell table:style-name="Table2.A1" office:value-type="string">
            <text:p text:style-name="Table_20_Contents">Limited</text:p>
          </table:table-cell>
          <table:table-cell table:style-name="Table2.A1" office:value-type="string">
            <text:p text:style-name="Table_20_Contents">Global access</text:p>
          </table:table-cell>
        </table:table-row>
        <table:table-row>
          <table:table-cell table:style-name="Table2.A1" office:value-type="string">
            <text:p text:style-name="Table_20_Contents">Cost</text:p>
          </table:table-cell>
          <table:table-cell table:style-name="Table2.A1" office:value-type="string">
            <text:p text:style-name="Table_20_Contents">One-time</text:p>
          </table:table-cell>
          <table:table-cell table:style-name="Table2.A1" office:value-type="string">
            <text:p text:style-name="Table_20_Contents">Pay-as-you-go</text:p>
          </table:table-cell>
        </table:table-row>
      </table:table>
      <text:p text:style-name="Horizontal_20_Line"/>
      <text:h text:style-name="Heading_20_3" text:outline-level="3"><text:span text:style-name="Strong_20_Emphasis">Conclusion</text:span></text:h>
      <text:p text:style-name="Text_20_body">Service-based models provide greater flexibility, scalability, and ease of use compared to traditional packaged software.</text:p>
      <text:p text:style-name="P6"/>
      <text:p text:style-name="P6">6. Study how virtualization enables cloud scalability and isolation</text:p>
      <text:p text:style-name="P6"/>
      <text:h text:style-name="P2" text:outline-level="2"><text:span text:style-name="Strong_20_Emphasis">Introduction</text:span></text:h>
      <text:p text:style-name="Text_20_body">Virtualization is the foundation of cloud computing that allows multiple virtual environments to run on a single physical system.</text:p>
      <text:p text:style-name="Horizontal_20_Line"/>
      <text:h text:style-name="Heading_20_3" text:outline-level="3"><text:span text:style-name="Strong_20_Emphasis">1. Concept of Virtualization</text:span></text:h>
      <text:list xml:id="list918098175" text:style-name="L84">
        <text:list-item>
          <text:p text:style-name="P86">Abstracts physical hardware into virtual machines (VMs)</text:p>
        </text:list-item>
        <text:list-item>
          <text:p text:style-name="P86">Each VM operates as an independent system</text:p>
        </text:list-item>
      </text:list>
      <text:p text:style-name="Horizontal_20_Line"/>
      <text:h text:style-name="Heading_20_3" text:outline-level="3"><text:span text:style-name="Strong_20_Emphasis">2. Enabling Scalability</text:span></text:h>
      <text:list xml:id="list1524437548" text:style-name="L85">
        <text:list-item>
          <text:p text:style-name="P87">Multiple VMs can be created or removed dynamically</text:p>
        </text:list-item>
        <text:list-item>
          <text:p text:style-name="P87">Resources such as CPU and memory can be allocated as needed</text:p>
        </text:list-item>
      </text:list>
      <text:p text:style-name="Horizontal_20_Line"/>
      <text:h text:style-name="Heading_20_3" text:outline-level="3"><text:span text:style-name="Strong_20_Emphasis">3. Providing Isolation</text:span></text:h>
      <text:list xml:id="list4132230295" text:style-name="L86">
        <text:list-item>
          <text:p text:style-name="P88">Each VM is isolated from others</text:p>
        </text:list-item>
        <text:list-item>
          <text:p text:style-name="P88">Failure or attack in one VM does not affect others</text:p>
        </text:list-item>
      </text:list>
      <text:p text:style-name="Horizontal_20_Line"/>
      <text:h text:style-name="Heading_20_3" text:outline-level="3"><text:soft-page-break/><text:span text:style-name="Strong_20_Emphasis">Conclusion</text:span></text:h>
      <text:p text:style-name="Text_20_body">Virtualization ensures efficient resource utilization while maintaining isolation and scalability in cloud environments.</text:p>
      <text:p text:style-name="P6"/>
      <text:p text:style-name="P6">7. Explore organizational scenarios where different cloud models are</text:p>
      <text:p text:style-name="P7">appropriate </text:p>
      <text:p text:style-name="P7"><text:span text:style-name="Strong_20_Emphasis"/></text:p>
      <text:p text:style-name="P7"><text:span text:style-name="Strong_20_Emphasis">Introduction</text:span></text:p>
      <text:p text:style-name="Text_20_body">Different cloud deployment models serve different organizational needs based on security, cost, and control.</text:p>
      <text:p text:style-name="Horizontal_20_Line"/>
      <text:h text:style-name="Heading_20_3" text:outline-level="3"><text:span text:style-name="Strong_20_Emphasis">1. Public Cloud</text:span></text:h>
      <text:list xml:id="list2744067661" text:style-name="L87">
        <text:list-item>
          <text:p text:style-name="P89">Suitable for startups and small businesses</text:p>
        </text:list-item>
        <text:list-item>
          <text:p text:style-name="P89">Low cost and high scalability</text:p>
        </text:list-item>
      </text:list>
      <text:p text:style-name="Horizontal_20_Line"/>
      <text:h text:style-name="Heading_20_3" text:outline-level="3"><text:span text:style-name="Strong_20_Emphasis">2. Private Cloud</text:span></text:h>
      <text:list xml:id="list2209054443" text:style-name="L88">
        <text:list-item>
          <text:p text:style-name="P90">Used by organizations with strict security requirements</text:p>
        </text:list-item>
        <text:list-item>
          <text:p text:style-name="P90">Provides full control over infrastructure</text:p>
        </text:list-item>
      </text:list>
      <text:p text:style-name="Horizontal_20_Line"/>
      <text:h text:style-name="Heading_20_3" text:outline-level="3"><text:span text:style-name="Strong_20_Emphasis">3. Hybrid Cloud</text:span></text:h>
      <text:list xml:id="list4133979570" text:style-name="L89">
        <text:list-item>
          <text:p text:style-name="P91">Combines public and private cloud</text:p>
        </text:list-item>
        <text:list-item>
          <text:p text:style-name="P91">Suitable for businesses with mixed workloads</text:p>
        </text:list-item>
      </text:list>
      <text:p text:style-name="Horizontal_20_Line"/>
      <text:h text:style-name="Heading_20_3" text:outline-level="3"><text:span text:style-name="Strong_20_Emphasis">Conclusion</text:span></text:h>
      <text:p text:style-name="Text_20_body">Organizations choose cloud models based on their operational and security requirements.</text:p>
      <text:p text:style-name="P6"/>
      <text:p text:style-name="P6">8. Observe trade-offs between control, cost, and responsibility</text:p>
      <text:h text:style-name="P2" text:outline-level="2"><text:span text:style-name="Strong_20_Emphasis">Introduction</text:span></text:h>
      <text:p text:style-name="Text_20_body">Cloud computing requires balancing control, cost, and responsibility.</text:p>
      <text:p text:style-name="Horizontal_20_Line"/>
      <text:h text:style-name="Heading_20_3" text:outline-level="3"><text:span text:style-name="Strong_20_Emphasis">1. Control</text:span></text:h>
      <text:list xml:id="list423941410" text:style-name="L90">
        <text:list-item>
          <text:p text:style-name="P92">High in private cloud</text:p>
        </text:list-item>
        <text:list-item>
          <text:p text:style-name="P92">Limited in public cloud</text:p>
        </text:list-item>
      </text:list>
      <text:p text:style-name="Horizontal_20_Line"><text:soft-page-break/></text:p>
      <text:h text:style-name="Heading_20_3" text:outline-level="3"><text:span text:style-name="Strong_20_Emphasis">2. Cost</text:span></text:h>
      <text:list xml:id="list4267999266" text:style-name="L91">
        <text:list-item>
          <text:p text:style-name="P93">Public cloud reduces infrastructure costs</text:p>
        </text:list-item>
        <text:list-item>
          <text:p text:style-name="P93">Private cloud requires significant investment</text:p>
        </text:list-item>
      </text:list>
      <text:p text:style-name="Horizontal_20_Line"/>
      <text:h text:style-name="Heading_20_3" text:outline-level="3"><text:span text:style-name="Strong_20_Emphasis">3. Responsibility</text:span></text:h>
      <text:list xml:id="list3794188618" text:style-name="L92">
        <text:list-item>
          <text:p text:style-name="P94">More responsibility in private cloud</text:p>
        </text:list-item>
        <text:list-item>
          <text:p text:style-name="P94">Shared responsibility in public cloud</text:p>
        </text:list-item>
      </text:list>
      <text:p text:style-name="Horizontal_20_Line"/>
      <text:h text:style-name="Heading_20_3" text:outline-level="3"><text:span text:style-name="Strong_20_Emphasis">Conclusion</text:span></text:h>
      <text:p text:style-name="Text_20_body">Organizations must evaluate trade-offs to select the most suitable cloud strategy.</text:p>
      <text:p text:style-name="P6"/>
      <text:p text:style-name="P6">9. Study how cloud monitoring differs from traditional system</text:p>
      <text:p text:style-name="P6">monitoring</text:p>
      <text:p text:style-name="P6"/>
      <text:h text:style-name="P2" text:outline-level="2"><text:span text:style-name="Strong_20_Emphasis">Introduction</text:span></text:h>
      <text:p text:style-name="Text_20_body">Monitoring is essential for maintaining system performance and reliability.</text:p>
      <text:p text:style-name="Horizontal_20_Line"/>
      <text:h text:style-name="Heading_20_3" text:outline-level="3"><text:span text:style-name="Strong_20_Emphasis">1. Traditional Monitoring</text:span></text:h>
      <text:list xml:id="list1399030074" text:style-name="L93">
        <text:list-item>
          <text:p text:style-name="P95">Focuses on physical hardware</text:p>
        </text:list-item>
        <text:list-item>
          <text:p text:style-name="P95">Limited scalability and automation</text:p>
        </text:list-item>
      </text:list>
      <text:p text:style-name="Horizontal_20_Line"/>
      <text:h text:style-name="Heading_20_3" text:outline-level="3"><text:span text:style-name="Strong_20_Emphasis">2. Cloud Monitoring</text:span></text:h>
      <text:list xml:id="list1559250590" text:style-name="L94">
        <text:list-item>
          <text:p text:style-name="P96">Monitors virtual resources and distributed systems</text:p>
        </text:list-item>
        <text:list-item>
          <text:p text:style-name="P96">Provides real-time insights and automated alerts</text:p>
        </text:list-item>
      </text:list>
      <text:p text:style-name="Horizontal_20_Line"/>
      <text:h text:style-name="Heading_20_3" text:outline-level="3"><text:span text:style-name="Strong_20_Emphasis">3. Key Differences</text:span></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Feature</text:p>
            </table:table-cell>
            <table:table-cell table:style-name="Table3.A1" office:value-type="string">
              <text:p text:style-name="Table_20_Heading">Traditional Monitoring</text:p>
            </table:table-cell>
            <table:table-cell table:style-name="Table3.A1" office:value-type="string">
              <text:p text:style-name="Table_20_Heading">Cloud Monitoring</text:p>
            </table:table-cell>
          </table:table-row>
        </table:table-header-rows>
        <table:table-row>
          <table:table-cell table:style-name="Table3.A1" office:value-type="string">
            <text:p text:style-name="Table_20_Contents">Scope</text:p>
          </table:table-cell>
          <table:table-cell table:style-name="Table3.A1" office:value-type="string">
            <text:p text:style-name="Table_20_Contents">Physical systems</text:p>
          </table:table-cell>
          <table:table-cell table:style-name="Table3.A1" office:value-type="string">
            <text:p text:style-name="Table_20_Contents">Virtual and distributed systems</text:p>
          </table:table-cell>
        </table:table-row>
        <table:table-row>
          <table:table-cell table:style-name="Table3.A1" office:value-type="string">
            <text:p text:style-name="Table_20_Contents">Scalability</text:p>
          </table:table-cell>
          <table:table-cell table:style-name="Table3.A1" office:value-type="string">
            <text:p text:style-name="Table_20_Contents">Limited</text:p>
          </table:table-cell>
          <table:table-cell table:style-name="Table3.A1" office:value-type="string">
            <text:p text:style-name="Table_20_Contents">Highly scalable</text:p>
          </table:table-cell>
        </table:table-row>
        <table:table-row>
          <table:table-cell table:style-name="Table3.A1" office:value-type="string">
            <text:p text:style-name="Table_20_Contents">Automation</text:p>
          </table:table-cell>
          <table:table-cell table:style-name="Table3.A1" office:value-type="string">
            <text:p text:style-name="Table_20_Contents">Minimal</text:p>
          </table:table-cell>
          <table:table-cell table:style-name="Table3.A1" office:value-type="string">
            <text:p text:style-name="Table_20_Contents">High</text:p>
          </table:table-cell>
        </table:table-row>
      </table:table>
      <text:p text:style-name="Horizontal_20_Line"/>
      <text:h text:style-name="Heading_20_3" text:outline-level="3"><text:soft-page-break/><text:span text:style-name="Strong_20_Emphasis">Conclusion</text:span></text:h>
      <text:p text:style-name="Text_20_body">Cloud monitoring is more flexible, scalable, and automated than traditional monitoring.</text:p>
      <text:p text:style-name="P6"/>
      <text:p text:style-name="P6">10. Research about why cost management is as important as performance</text:p>
      <text:p text:style-name="P6">in cloud environments</text:p>
      <text:h text:style-name="P2" text:outline-level="2"><text:span text:style-name="Strong_20_Emphasis">Introduction</text:span></text:h>
      <text:p text:style-name="Text_20_body">In cloud computing, cost management is as critical as performance due to the usage-based pricing model.</text:p>
      <text:p text:style-name="Horizontal_20_Line"/>
      <text:h text:style-name="Heading_20_3" text:outline-level="3"><text:span text:style-name="Strong_20_Emphasis">1. Pay-as-You-Go Model</text:span></text:h>
      <text:list xml:id="list3659718785" text:style-name="L95">
        <text:list-item>
          <text:p text:style-name="P97">Users are charged based on resource usage</text:p>
        </text:list-item>
        <text:list-item>
          <text:p text:style-name="P97">Inefficient usage leads to higher costs</text:p>
        </text:list-item>
      </text:list>
      <text:p text:style-name="Horizontal_20_Line"/>
      <text:h text:style-name="Heading_20_3" text:outline-level="3"><text:span text:style-name="Strong_20_Emphasis">2. Resource Optimization</text:span></text:h>
      <text:list xml:id="list4251593419" text:style-name="L96">
        <text:list-item>
          <text:p text:style-name="P98">Unused or over-provisioned resources increase expenses</text:p>
        </text:list-item>
        <text:list-item>
          <text:p text:style-name="P98">Efficient allocation reduces cost</text:p>
        </text:list-item>
      </text:list>
      <text:p text:style-name="Horizontal_20_Line"/>
      <text:h text:style-name="Heading_20_3" text:outline-level="3"><text:span text:style-name="Strong_20_Emphasis">3. Continuous Monitoring</text:span></text:h>
      <text:list xml:id="list2982797235" text:style-name="L97">
        <text:list-item>
          <text:p text:style-name="P99">Helps track and control spending</text:p>
        </text:list-item>
        <text:list-item>
          <text:p text:style-name="P99">Prevents unexpected bills</text:p>
        </text:list-item>
      </text:list>
      <text:p text:style-name="Horizontal_20_Line"/>
      <text:h text:style-name="Heading_20_3" text:outline-level="3"><text:span text:style-name="Strong_20_Emphasis">Conclusion</text:span></text:h>
      <text:p text:style-name="Text_20_body">Effective cost management ensures financial efficiency while maintaining system performance.</text:p>
      <text:p text:style-name="P6"/>
      <text:p text:style-name="P6">12. Analyze the shared responsibility model between cloud provider and</text:p>
      <text:p text:style-name="P6">customer</text:p>
      <text:p text:style-name="P6"/>
      <text:h text:style-name="P2" text:outline-level="2"><text:span text:style-name="Strong_20_Emphasis">Introduction</text:span></text:h>
      <text:p text:style-name="Text_20_body">Cloud security and operations are shared between the provider and the customer.</text:p>
      <text:p text:style-name="Horizontal_20_Line"/>
      <text:h text:style-name="Heading_20_3" text:outline-level="3"><text:span text:style-name="Strong_20_Emphasis">1. Provider Responsibilities</text:span></text:h>
      <text:list xml:id="list747679938" text:style-name="L98">
        <text:list-item>
          <text:p text:style-name="P100">Infrastructure security</text:p>
        </text:list-item>
        <text:list-item>
          <text:p text:style-name="P100"><text:soft-page-break/>Physical data centers</text:p>
        </text:list-item>
        <text:list-item>
          <text:p text:style-name="P100">Hardware maintenance</text:p>
        </text:list-item>
      </text:list>
      <text:p text:style-name="Horizontal_20_Line"/>
      <text:h text:style-name="Heading_20_3" text:outline-level="3"><text:span text:style-name="Strong_20_Emphasis">2. Customer Responsibilities</text:span></text:h>
      <text:list xml:id="list4179327040" text:style-name="L99">
        <text:list-item>
          <text:p text:style-name="P101">Application security</text:p>
        </text:list-item>
        <text:list-item>
          <text:p text:style-name="P101">Data protection</text:p>
        </text:list-item>
        <text:list-item>
          <text:p text:style-name="P101">Access management</text:p>
        </text:list-item>
      </text:list>
      <text:p text:style-name="Horizontal_20_Line"/>
      <text:h text:style-name="Heading_20_3" text:outline-level="3"><text:span text:style-name="Strong_20_Emphasis">Conclusion</text:span></text:h>
      <text:p text:style-name="Text_20_body">Understanding the shared responsibility model is essential for secure and efficient cloud usage.</text:p>
      <text:p text:style-name="P6"/>
      <text:p text:style-name="P6">13. Compare AWS and Azure from a service-ecosystem perspective</text:p>
      <text:p text:style-name="P6">rather than feature lists</text:p>
      <text:p text:style-name="P6"/>
      <text:h text:style-name="P2" text:outline-level="2"><text:span text:style-name="Strong_20_Emphasis">Introduction</text:span></text:h>
      <text:p text:style-name="Text_20_body">Amazon Web Services and Microsoft Azure are leading cloud platforms offering comprehensive ecosystems.</text:p>
      <text:p text:style-name="Horizontal_20_Line"/>
      <text:h text:style-name="Heading_20_3" text:outline-level="3"><text:span text:style-name="Strong_20_Emphasis">1. AWS Ecosystem</text:span></text:h>
      <text:list xml:id="list3606843159" text:style-name="L100">
        <text:list-item>
          <text:p text:style-name="P102">Broad range of services across computing, storage, and AI</text:p>
        </text:list-item>
        <text:list-item>
          <text:p text:style-name="P102">Strong global infrastructure</text:p>
        </text:list-item>
        <text:list-item>
          <text:p text:style-name="P102">Highly flexible and developer-focused</text:p>
        </text:list-item>
      </text:list>
      <text:p text:style-name="Horizontal_20_Line"/>
      <text:h text:style-name="Heading_20_3" text:outline-level="3"><text:span text:style-name="Strong_20_Emphasis">2. Azure Ecosystem</text:span></text:h>
      <text:list xml:id="list1179803216" text:style-name="L101">
        <text:list-item>
          <text:p text:style-name="P103">Deep integration with Microsoft tools (Windows, Office)</text:p>
        </text:list-item>
        <text:list-item>
          <text:p text:style-name="P103">Strong enterprise adoption</text:p>
        </text:list-item>
        <text:list-item>
          <text:p text:style-name="P103">Focus on hybrid cloud solutions</text:p>
        </text:list-item>
      </text:list>
      <text:p text:style-name="Horizontal_20_Line"/>
      <text:h text:style-name="Heading_20_3" text:outline-level="3"><text:span text:style-name="Strong_20_Emphasis">3. Ecosystem Perspective</text:span></text:h>
      <text:list xml:id="list3584533757" text:style-name="L102">
        <text:list-item>
          <text:p text:style-name="P104">AWS emphasizes <text:span text:style-name="Strong_20_Emphasis">service diversity and innovation</text:span></text:p>
        </text:list-item>
        <text:list-item>
          <text:p text:style-name="P104">Azure emphasizes <text:span text:style-name="Strong_20_Emphasis">enterprise integration and hybrid capabilities</text:span></text:p>
        </text:list-item>
      </text:list>
      <text:p text:style-name="Horizontal_20_Line"/>
      <text:h text:style-name="Heading_20_3" text:outline-level="3"><text:soft-page-break/><text:span text:style-name="Strong_20_Emphasis">Conclusion</text:span></text:h>
      <text:p text:style-name="Text_20_body">Both platforms provide robust ecosystems, with AWS excelling in breadth and Azure in enterprise integration.</text:p>
      <text:p text:style-name="P6"/>
      <text:p text:style-name="P6">15. Study how virtual networks (VPC) provide isolation in cloud</text:p>
      <text:p text:style-name="P6">environments</text:p>
      <text:h text:style-name="P2" text:outline-level="2"><text:span text:style-name="Strong_20_Emphasis">Introduction</text:span></text:h>
      <text:p text:style-name="Text_20_body">A Virtual Private Cloud (VPC) provides a logically isolated network within a cloud environment.</text:p>
      <text:p text:style-name="Horizontal_20_Line"/>
      <text:h text:style-name="Heading_20_3" text:outline-level="3"><text:span text:style-name="Strong_20_Emphasis">1. Network Isolation</text:span></text:h>
      <text:list xml:id="list427621920" text:style-name="L103">
        <text:list-item>
          <text:p text:style-name="P105">Resources are isolated from other users</text:p>
        </text:list-item>
        <text:list-item>
          <text:p text:style-name="P105">Enhances security</text:p>
        </text:list-item>
      </text:list>
      <text:p text:style-name="Horizontal_20_Line"/>
      <text:h text:style-name="Heading_20_3" text:outline-level="3"><text:span text:style-name="Strong_20_Emphasis">2. Custom Network Configuration</text:span></text:h>
      <text:list xml:id="list893217498" text:style-name="L104">
        <text:list-item>
          <text:p text:style-name="P106">Users can define IP ranges, subnets, and routing rules</text:p>
        </text:list-item>
      </text:list>
      <text:p text:style-name="Horizontal_20_Line"/>
      <text:h text:style-name="Heading_20_3" text:outline-level="3"><text:span text:style-name="Strong_20_Emphasis">3. Secure Communication</text:span></text:h>
      <text:list xml:id="list3863373517" text:style-name="L105">
        <text:list-item>
          <text:p text:style-name="P107">Supports firewalls and access control policies</text:p>
        </text:list-item>
      </text:list>
      <text:p text:style-name="Horizontal_20_Line"/>
      <text:h text:style-name="Heading_20_3" text:outline-level="3"><text:span text:style-name="Strong_20_Emphasis">Conclusion</text:span></text:h>
      <text:p text:style-name="Text_20_body">VPC ensures secure and isolated networking in cloud environments.</text:p>
      <text:p text:style-name="P6"/>
      <text:p text:style-name="P6">16. Study why automation and dashboards are central to cloud</text:p>
      <text:p text:style-name="P6">management</text:p>
      <text:p text:style-name="P6"/>
      <text:h text:style-name="P2" text:outline-level="2"><text:span text:style-name="Strong_20_Emphasis">Introduction</text:span></text:h>
      <text:p text:style-name="Text_20_body">Cloud systems are dynamic and require efficient tools for management and monitoring.</text:p>
      <text:p text:style-name="Horizontal_20_Line"/>
      <text:h text:style-name="Heading_20_3" text:outline-level="3"><text:span text:style-name="Strong_20_Emphasis">1. Automation</text:span></text:h>
      <text:list xml:id="list1171054740" text:style-name="L106">
        <text:list-item>
          <text:p text:style-name="P108">Reduces manual intervention</text:p>
        </text:list-item>
        <text:list-item>
          <text:p text:style-name="P108">Ensures consistency and speed</text:p>
        </text:list-item>
      </text:list>
      <text:p text:style-name="Horizontal_20_Line"/>
      <text:h text:style-name="Heading_20_3" text:outline-level="3"><text:soft-page-break/><text:span text:style-name="Strong_20_Emphasis">2. Dashboards</text:span></text:h>
      <text:list xml:id="list2280892922" text:style-name="L107">
        <text:list-item>
          <text:p text:style-name="P109">Provide real-time visibility of resources</text:p>
        </text:list-item>
        <text:list-item>
          <text:p text:style-name="P109">Help in performance monitoring and decision-making</text:p>
        </text:list-item>
      </text:list>
      <text:p text:style-name="Horizontal_20_Line"/>
      <text:h text:style-name="Heading_20_3" text:outline-level="3"><text:span text:style-name="Strong_20_Emphasis">Conclusion</text:span></text:h>
      <text:p text:style-name="Text_20_body">Automation and dashboards are essential for efficient cloud operations and management.</text:p>
      <text:p text:style-name="P6"/>
      <text:p text:style-name="P6">17. Observe and document how cloud platforms support analytics and AI</text:p>
      <text:p text:style-name="P6">workloads</text:p>
      <text:p text:style-name="P6"/>
      <text:p text:style-name="P111">Cloud platforms have become the dominant infrastructure for analytics and AI for several interconnected reasons.</text:p>
      <text:p text:style-name="P110"><text:span text:style-name="Strong_20_Emphasis">Elastic Compute for Training:</text:span> Training large machine learning models requires massive, often temporary compute resources — hundreds of GPUs running for hours or days. Purchasing this hardware for occasional use would be prohibitively expensive. Cloud platforms allow organizations to provision GPU clusters on demand (AWS p4d instances, Azure NDv4, GCP A100 TPUs), run training jobs, and release the resources, paying only for the time used.</text:p>
      <text:p text:style-name="P110"><text:span text:style-name="Strong_20_Emphasis">Managed ML Platforms:</text:span> AWS SageMaker, Azure Machine Learning, and Google Vertex AI provide end-to-end managed platforms for the ML lifecycle: data preparation, model training, hyperparameter tuning, model evaluation, deployment, and monitoring. These services abstract away the infrastructure complexity, allowing data scientists to focus on model development.</text:p>
      <text:p text:style-name="P110"><text:span text:style-name="Strong_20_Emphasis">Data Lakes and Warehouses:</text:span> Cloud-native data platforms (AWS S3 + Athena, Azure Data Lake + Synapse, GCP BigQuery) allow organizations to store and query petabytes of data at low cost. The separation of storage and compute means organizations can store all their data affordably and spin up compute only when running queries.</text:p>
      <text:p text:style-name="P110"><text:span text:style-name="Strong_20_Emphasis">AI Services via API:</text:span> Cloud providers offer pre-trained AI capabilities as APIs — image recognition (AWS Rekognition), natural language processing (Azure Cognitive Services), speech recognition, translation, and large language models (Azure OpenAI Service). Organizations can integrate sophisticated AI capabilities into applications without building or training models themselves.</text:p>
      <text:p text:style-name="P110"><text:span text:style-name="Strong_20_Emphasis">Real-Time Analytics:</text:span> Cloud streaming services (AWS Kinesis, Azure Event Hubs, GCP Pub/Sub) enable real-time ingestion and processing of high-velocity data streams — IoT sensor data, clickstreams, financial transactions — feeding live dashboards and alerting systems that would be impractical to build on traditional on-premise infrastructure.</text:p>
      <text:p text:style-name="P3"><text:span text:style-name="Emphasis"/></text:p>
      <text:p text:style-name="P6"/>
      <text:p text:style-name="P6"/>
      <text:p text:style-name="P8"/>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9T10:29:33.256522472</meta:creation-date>
    <dc:date>2026-03-19T12:21:36.736864001</dc:date>
    <meta:editing-duration>PT8M2S</meta:editing-duration>
    <meta:editing-cycles>1</meta:editing-cycles>
    <meta:document-statistic meta:table-count="3" meta:image-count="0" meta:object-count="0" meta:page-count="26" meta:paragraph-count="617" meta:word-count="4174" meta:character-count="28442" meta:non-whitespace-character-count="25103"/>
    <meta:generator>LibreOffice/7.3.7.2$Linux_X86_64 LibreOffice_project/30$Build-2</meta:generator>
  </office:meta>
</office:document-meta>
</file>